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" svg:font-family="David"/>
    <style:font-face style:name="Georgia" svg:font-family="Georgia"/>
    <style:font-face style:name="SimSun" svg:font-family="SimSun"/>
    <style:font-face style:name="Tahoma" svg:font-family="Tahoma"/>
    <style:font-face style:name="unifont" svg:font-family="unifont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master-page-name="">
      <style:paragraph-properties style:page-number="auto"/>
      <style:text-properties fo:font-size="1pt" style:font-size-asian="1pt" style:font-size-complex="1pt"/>
    </style:style>
    <style:style style:name="P2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/>
    </style:style>
    <style:style style:name="P3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7772in" style:type="right"/>
        </style:tab-stops>
      </style:paragraph-properties>
    </style:style>
    <style:style style:name="P4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7366in" style:type="right"/>
        </style:tab-stops>
      </style:paragraph-properties>
    </style:style>
    <style:style style:name="P5" style:family="paragraph" style:parent-style-name="Body_20_text_20__28_2_29_" style:master-page-name="">
      <style:paragraph-properties fo:margin-left="0in" fo:margin-right="0in" fo:margin-top="0in" fo:margin-bottom="0in" loext:contextual-spacing="false" fo:line-height="0.1272in" fo:text-align="start" style:justify-single-word="false" fo:text-indent="0in" style:auto-text-indent="false" style:page-number="auto"/>
    </style:style>
    <style:style style:name="P6" style:family="paragraph" style:parent-style-name="Body_20_text_20__28_2_29_" style:master-page-name="">
      <style:paragraph-properties fo:margin-left="0in" fo:margin-right="0in" fo:margin-top="0in" fo:margin-bottom="0in" loext:contextual-spacing="false" fo:line-height="0.1272in" fo:text-align="start" style:justify-single-word="false" fo:text-indent="0in" style:auto-text-indent="false" style:page-number="auto">
        <style:tab-stops>
          <style:tab-stop style:position="1.9457in" style:type="right"/>
        </style:tab-stops>
      </style:paragraph-properties>
    </style:style>
    <style:style style:name="P7" style:family="paragraph" style:parent-style-name="Body_20_text_20__28_2_29_" style:master-page-name="">
      <style:paragraph-properties fo:margin-left="0in" fo:margin-right="0in" fo:margin-top="0in" fo:margin-bottom="0in" loext:contextual-spacing="false" fo:line-height="0.1272in" fo:text-align="start" style:justify-single-word="false" fo:text-indent="0in" style:auto-text-indent="false" style:page-number="auto">
        <style:tab-stops>
          <style:tab-stop style:position="0.1437in"/>
        </style:tab-stops>
      </style:paragraph-properties>
    </style:style>
    <style:style style:name="P8" style:family="paragraph" style:parent-style-name="Body_20_text_20__28_2_29_" style:master-page-name="">
      <style:paragraph-properties fo:margin-left="0in" fo:margin-right="0in" fo:margin-top="0in" fo:margin-bottom="0in" loext:contextual-spacing="false" fo:line-height="0.1272in" fo:text-align="justify" style:justify-single-word="false" fo:text-indent="0in" style:auto-text-indent="false" style:page-number="auto"/>
    </style:style>
    <style:style style:name="P9" style:family="paragraph" style:parent-style-name="Body_20_text_20__28_2_29_" style:master-page-name="">
      <style:paragraph-properties fo:margin-left="0in" fo:margin-right="0in" fo:margin-top="0in" fo:margin-bottom="0in" loext:contextual-spacing="false" fo:line-height="0.1272in" fo:text-align="justify" style:justify-single-word="false" fo:text-indent="0in" style:auto-text-indent="false" style:page-number="auto">
        <style:tab-stops>
          <style:tab-stop style:position="1.8165in"/>
        </style:tab-stops>
      </style:paragraph-properties>
    </style:style>
    <style:style style:name="P10" style:family="paragraph" style:parent-style-name="Body_20_text_20__28_2_29_" style:master-page-name="">
      <style:paragraph-properties fo:margin-left="0in" fo:margin-right="0in" fo:margin-top="0in" fo:margin-bottom="0in" loext:contextual-spacing="false" fo:line-height="0.1272in" fo:text-align="justify" style:justify-single-word="false" fo:text-indent="0in" style:auto-text-indent="false" style:page-number="auto">
        <style:tab-stops>
          <style:tab-stop style:position="1.8465in"/>
        </style:tab-stops>
      </style:paragraph-properties>
    </style:style>
    <style:style style:name="P11" style:family="paragraph" style:parent-style-name="Body_20_text_20__28_2_29_" style:master-page-name="">
      <style:paragraph-properties fo:margin-left="0in" fo:margin-right="0in" fo:margin-top="0in" fo:margin-bottom="0in" loext:contextual-spacing="false" fo:line-height="0.1272in" fo:text-align="justify" style:justify-single-word="false" fo:text-indent="0in" style:auto-text-indent="false" style:page-number="auto">
        <style:tab-stops>
          <style:tab-stop style:position="1.8272in"/>
        </style:tab-stops>
      </style:paragraph-properties>
    </style:style>
    <style:style style:name="P12" style:family="paragraph" style:parent-style-name="Body_20_text_20__28_2_29_" style:master-page-name="">
      <style:paragraph-properties fo:margin-left="0in" fo:margin-right="0in" fo:margin-top="0in" fo:margin-bottom="0in" loext:contextual-spacing="false" fo:line-height="0.1272in" fo:text-align="justify" style:justify-single-word="false" fo:text-indent="0in" style:auto-text-indent="false" style:page-number="auto">
        <style:tab-stops>
          <style:tab-stop style:position="1.9457in" style:type="right"/>
        </style:tab-stops>
      </style:paragraph-properties>
    </style:style>
    <style:style style:name="P13" style:family="paragraph" style:parent-style-name="Body_20_text_20__28_2_29_" style:master-page-name="">
      <style:paragraph-properties fo:margin-left="0in" fo:margin-right="0in" fo:margin-top="0in" fo:margin-bottom="0in" loext:contextual-spacing="false" fo:line-height="0.1272in" fo:text-align="justify" style:justify-single-word="false" fo:text-indent="0in" style:auto-text-indent="false" style:page-number="auto">
        <style:tab-stops>
          <style:tab-stop style:position="1.8571in"/>
        </style:tab-stops>
      </style:paragraph-properties>
    </style:style>
    <style:style style:name="P14" style:family="paragraph" style:parent-style-name="Body_20_text_20__28_2_29_" style:master-page-name="">
      <style:paragraph-properties fo:margin-left="0in" fo:margin-right="0in" fo:margin-top="0in" fo:margin-bottom="0in" loext:contextual-spacing="false" fo:text-align="start" style:justify-single-word="false" fo:text-indent="0in" style:auto-text-indent="false" style:page-number="auto"/>
    </style:style>
    <style:style style:name="P15" style:family="paragraph" style:parent-style-name="Body_20_text_20__28_2_29_" style:master-page-name="">
      <style:paragraph-properties fo:margin-left="0in" fo:margin-right="0in" fo:margin-top="0in" fo:margin-bottom="0in" loext:contextual-spacing="false" fo:line-height="0.1228in" fo:text-align="start" style:justify-single-word="false" fo:text-indent="0in" style:auto-text-indent="false" style:page-number="auto"/>
    </style:style>
    <style:style style:name="P16" style:family="paragraph" style:parent-style-name="Body_20_text_20__28_2_29_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1.8134in"/>
        </style:tab-stops>
      </style:paragraph-properties>
    </style:style>
    <style:style style:name="P17" style:family="paragraph" style:parent-style-name="Body_20_text_20__28_2_29_" style:master-page-name="">
      <style:paragraph-properties fo:margin-left="0in" fo:margin-right="0in" fo:margin-top="0in" fo:margin-bottom="0.0835in" loext:contextual-spacing="false" fo:line-height="0.1272in" fo:text-align="start" style:justify-single-word="false" fo:text-indent="0in" style:auto-text-indent="false" style:page-number="auto"/>
    </style:style>
    <style:style style:name="P18" style:family="paragraph" style:parent-style-name="Body_20_text_20__28_2_29_" style:master-page-name="">
      <style:paragraph-properties fo:margin-left="0.1945in" fo:margin-right="0in" fo:margin-top="0in" fo:margin-bottom="0in" loext:contextual-spacing="false" fo:line-height="0.1228in" fo:text-align="start" style:justify-single-word="false" fo:text-indent="0.111in" style:auto-text-indent="false" style:page-number="auto"/>
    </style:style>
    <style:style style:name="P19" style:family="paragraph" style:parent-style-name="Body_20_text_20__28_2_29_" style:master-page-name="">
      <style:paragraph-properties fo:margin-left="0.1945in" fo:margin-right="0in" fo:margin-top="0in" fo:margin-bottom="0in" loext:contextual-spacing="false" fo:line-height="0.1181in" fo:text-align="start" style:justify-single-word="false" fo:text-indent="0.111in" style:auto-text-indent="false" style:page-number="auto"/>
    </style:style>
    <style:style style:name="P20" style:family="paragraph" style:parent-style-name="Body_20_text_20__28_2_29_" style:master-page-name="">
      <style:paragraph-properties fo:margin-left="0.1945in" fo:margin-right="0in" fo:margin-top="0in" fo:margin-bottom="0in" loext:contextual-spacing="false" fo:line-height="0.1272in" fo:text-align="start" style:justify-single-word="false" fo:text-indent="0.111in" style:auto-text-indent="false" style:page-number="auto"/>
    </style:style>
    <style:style style:name="P21" style:family="paragraph" style:parent-style-name="Body_20_text_20__28_2_29_" style:master-page-name="">
      <style:paragraph-properties fo:margin-left="0.1945in" fo:margin-right="0in" fo:margin-top="0in" fo:margin-bottom="0in" loext:contextual-spacing="false" fo:text-align="start" style:justify-single-word="false" fo:text-indent="0.111in" style:auto-text-indent="false" style:page-number="auto"/>
    </style:style>
    <style:style style:name="P22" style:family="paragraph" style:parent-style-name="Body_20_text_20__28_2_29_" style:master-page-name="">
      <style:paragraph-properties fo:margin-left="0.1945in" fo:margin-right="0in" fo:margin-top="0in" fo:margin-bottom="0.0835in" loext:contextual-spacing="false" fo:line-height="0.1272in" fo:text-align="start" style:justify-single-word="false" fo:text-indent="0.111in" style:auto-text-indent="false" style:page-number="auto"/>
    </style:style>
    <style:style style:name="P23" style:family="paragraph" style:parent-style-name="Body_20_text_20__28_2_29_" style:master-page-name="">
      <style:paragraph-properties fo:margin-left="0.1945in" fo:margin-right="0in" fo:margin-top="0in" fo:margin-bottom="0.0807in" loext:contextual-spacing="false" fo:line-height="0.1272in" fo:text-align="start" style:justify-single-word="false" fo:text-indent="0.111in" style:auto-text-indent="false" style:page-number="auto"/>
    </style:style>
    <style:style style:name="P24" style:family="paragraph" style:parent-style-name="Body_20_text_20__28_2_29_" style:master-page-name="">
      <style:paragraph-properties fo:margin-left="0.1945in" fo:margin-right="0in" fo:margin-top="0in" fo:margin-bottom="0.0862in" loext:contextual-spacing="false" fo:text-align="start" style:justify-single-word="false" fo:text-indent="0.111in" style:auto-text-indent="false" style:page-number="auto"/>
    </style:style>
    <style:style style:name="P25" style:family="paragraph" style:parent-style-name="Body_20_text_20__28_2_29_" style:master-page-name="">
      <style:paragraph-properties fo:margin-left="0.1945in" fo:margin-right="0in" fo:margin-top="0in" fo:margin-bottom="0.0862in" loext:contextual-spacing="false" fo:line-height="0.1272in" fo:text-align="start" style:justify-single-word="false" fo:text-indent="0.111in" style:auto-text-indent="false" style:page-number="auto"/>
    </style:style>
    <style:style style:name="P26" style:family="paragraph" style:parent-style-name="Body_20_text_20__28_2_29_" style:master-page-name="">
      <style:paragraph-properties fo:margin-left="0.25in" fo:margin-right="0in" fo:margin-top="0in" fo:margin-bottom="0in" loext:contextual-spacing="false" fo:line-height="0.1272in" fo:text-align="start" style:justify-single-word="false" fo:text-indent="-0.111in" style:auto-text-indent="false" style:page-number="auto"/>
    </style:style>
    <style:style style:name="P27" style:family="paragraph" style:parent-style-name="Body_20_text_20__28_2_29_" style:master-page-name="">
      <style:paragraph-properties fo:margin-left="0.25in" fo:margin-right="0in" fo:margin-top="0in" fo:margin-bottom="0in" loext:contextual-spacing="false" fo:text-align="start" style:justify-single-word="false" fo:text-indent="-0.111in" style:auto-text-indent="false" style:page-number="auto"/>
    </style:style>
    <style:style style:name="P28" style:family="paragraph" style:parent-style-name="Body_20_text_20__28_2_29_" style:master-page-name="">
      <style:paragraph-properties fo:margin-left="0.25in" fo:margin-right="0in" fo:margin-top="0in" fo:margin-bottom="0in" loext:contextual-spacing="false" fo:line-height="0.1228in" fo:text-align="start" style:justify-single-word="false" fo:text-indent="-0.111in" style:auto-text-indent="false" style:page-number="auto"/>
    </style:style>
    <style:style style:name="P29" style:family="paragraph" style:parent-style-name="Body_20_text_20__28_2_29_" style:master-page-name="">
      <style:paragraph-properties fo:margin-left="0.25in" fo:margin-right="0in" fo:margin-top="0in" fo:margin-bottom="0.0835in" loext:contextual-spacing="false" fo:line-height="0.1272in" fo:text-align="start" style:justify-single-word="false" fo:text-indent="-0.111in" style:auto-text-indent="false" style:page-number="auto"/>
    </style:style>
    <style:style style:name="P30" style:family="paragraph" style:parent-style-name="Body_20_text_20__28_2_29_" style:master-page-name="">
      <style:paragraph-properties fo:margin-left="0.25in" fo:margin-right="0in" fo:margin-top="0in" fo:margin-bottom="0.0862in" loext:contextual-spacing="false" fo:line-height="0.1272in" fo:text-align="start" style:justify-single-word="false" fo:text-indent="-0.111in" style:auto-text-indent="false" style:page-number="auto"/>
    </style:style>
    <style:style style:name="P31" style:family="paragraph" style:parent-style-name="Body_20_text_20__28_2_29_" style:master-page-name="">
      <style:paragraph-properties fo:margin-left="0.25in" fo:margin-right="0in" fo:margin-top="0in" fo:margin-bottom="0in" loext:contextual-spacing="false" fo:line-height="0.1272in" fo:text-align="start" style:justify-single-word="false" fo:text-indent="-0.25in" style:auto-text-indent="false" style:page-number="auto"/>
    </style:style>
    <style:style style:name="P32" style:family="paragraph" style:parent-style-name="Body_20_text_20__28_2_29_" style:master-page-name="">
      <style:paragraph-properties fo:margin-left="0.25in" fo:margin-right="0in" fo:margin-top="0in" fo:margin-bottom="0in" loext:contextual-spacing="false" fo:line-height="0.1272in" fo:text-align="start" style:justify-single-word="false" fo:text-indent="-0.25in" style:auto-text-indent="false" style:page-number="auto">
        <style:tab-stops>
          <style:tab-stop style:position="1.4098in"/>
        </style:tab-stops>
      </style:paragraph-properties>
    </style:style>
    <style:style style:name="P33" style:family="paragraph" style:parent-style-name="Body_20_text_20__28_2_29_" style:master-page-name="">
      <style:paragraph-properties fo:margin-left="0.25in" fo:margin-right="0in" fo:margin-top="0in" fo:margin-bottom="0in" loext:contextual-spacing="false" fo:line-height="0.1272in" fo:text-align="start" style:justify-single-word="false" fo:text-indent="-0.25in" style:auto-text-indent="false" style:page-number="auto">
        <style:tab-stops>
          <style:tab-stop style:position="1.4071in"/>
        </style:tab-stops>
      </style:paragraph-properties>
    </style:style>
    <style:style style:name="P34" style:family="paragraph" style:parent-style-name="Body_20_text_20__28_2_29_" style:master-page-name="">
      <style:paragraph-properties fo:margin-left="0.25in" fo:margin-right="0in" fo:margin-top="0in" fo:margin-bottom="0in" loext:contextual-spacing="false" fo:text-align="start" style:justify-single-word="false" fo:text-indent="-0.25in" style:auto-text-indent="false" style:page-number="auto"/>
    </style:style>
    <style:style style:name="P35" style:family="paragraph" style:parent-style-name="Body_20_text_20__28_2_29_" style:master-page-name="">
      <style:paragraph-properties fo:margin-left="0.25in" fo:margin-right="0in" fo:margin-top="0in" fo:margin-bottom="0in" loext:contextual-spacing="false" fo:line-height="0.1228in" fo:text-align="start" style:justify-single-word="false" fo:text-indent="-0.25in" style:auto-text-indent="false" style:page-number="auto"/>
    </style:style>
    <style:style style:name="P36" style:family="paragraph" style:parent-style-name="Body_20_text_20__28_2_29_" style:master-page-name="">
      <style:paragraph-properties fo:margin-left="0.361in" fo:margin-right="0in" fo:margin-top="0in" fo:margin-bottom="0in" loext:contextual-spacing="false" fo:line-height="0.1366in" fo:text-align="start" style:justify-single-word="false" fo:text-indent="-0.111in" style:auto-text-indent="false" style:page-number="auto"/>
    </style:style>
    <style:style style:name="P37" style:family="paragraph" style:parent-style-name="Body_20_text_20__28_2_29_" style:master-page-name="">
      <style:paragraph-properties fo:margin-left="0.361in" fo:margin-right="0in" fo:margin-top="0in" fo:margin-bottom="0in" loext:contextual-spacing="false" fo:line-height="0.1228in" fo:text-align="start" style:justify-single-word="false" fo:text-indent="-0.111in" style:auto-text-indent="false" style:page-number="auto"/>
    </style:style>
    <style:style style:name="P38" style:family="paragraph" style:parent-style-name="Body_20_text_20__28_2_29_" style:master-page-name="">
      <style:paragraph-properties fo:margin-left="0.361in" fo:margin-right="0in" fo:margin-top="0in" fo:margin-bottom="0in" loext:contextual-spacing="false" fo:line-height="0.1272in" fo:text-align="start" style:justify-single-word="false" fo:text-indent="-0.111in" style:auto-text-indent="false" style:page-number="auto"/>
    </style:style>
    <style:style style:name="P39" style:family="paragraph" style:parent-style-name="Body_20_text_20__28_2_29_" style:master-page-name="">
      <style:paragraph-properties fo:margin-left="0.361in" fo:margin-right="0in" fo:margin-top="0in" fo:margin-bottom="0.0835in" loext:contextual-spacing="false" fo:line-height="0.1272in" fo:text-align="start" style:justify-single-word="false" fo:text-indent="-0.111in" style:auto-text-indent="false" style:page-number="auto"/>
    </style:style>
    <style:style style:name="P40" style:family="paragraph" style:parent-style-name="Body_20_text_20__28_2_29_" style:master-page-name="">
      <style:paragraph-properties fo:margin-left="0.139in" fo:margin-right="0in" fo:margin-top="0in" fo:margin-bottom="0in" loext:contextual-spacing="false" fo:line-height="0.1272in" fo:text-align="start" style:justify-single-word="false" fo:text-indent="0.111in" style:auto-text-indent="false" style:page-number="auto"/>
    </style:style>
    <style:style style:name="P41" style:family="paragraph" style:parent-style-name="Body_20_text_20__28_2_29_" style:master-page-name="">
      <style:paragraph-properties fo:margin-left="0.139in" fo:margin-right="0in" fo:margin-top="0in" fo:margin-bottom="0.0835in" loext:contextual-spacing="false" fo:line-height="0.1272in" fo:text-align="start" style:justify-single-word="false" fo:text-indent="0.111in" style:auto-text-indent="false" style:page-number="auto"/>
    </style:style>
    <style:style style:name="P42" style:family="paragraph" style:parent-style-name="Body_20_text_20__28_2_29_" style:master-page-name="">
      <style:paragraph-properties fo:margin-left="0.139in" fo:margin-right="0in" fo:margin-top="0in" fo:margin-bottom="0.0874in" loext:contextual-spacing="false" fo:line-height="0.1228in" fo:text-align="start" style:justify-single-word="false" fo:text-indent="0.111in" style:auto-text-indent="false" style:page-number="auto"/>
    </style:style>
    <style:style style:name="P43" style:family="paragraph" style:parent-style-name="Body_20_text_20__28_2_29_" style:master-page-name="">
      <style:paragraph-properties fo:margin-left="0.2638in" fo:margin-right="0in" fo:margin-top="0in" fo:margin-bottom="0.0862in" loext:contextual-spacing="false" fo:line-height="0.1272in" fo:text-align="start" style:justify-single-word="false" fo:text-indent="-0.111in" style:auto-text-indent="false" style:page-number="auto"/>
    </style:style>
    <style:style style:name="P44" style:family="paragraph" style:parent-style-name="Body_20_text_20__28_2_29_" style:master-page-name="">
      <style:paragraph-properties fo:margin-left="0.2638in" fo:margin-right="0in" fo:margin-top="0in" fo:margin-bottom="0in" loext:contextual-spacing="false" fo:line-height="0.1272in" fo:text-align="start" style:justify-single-word="false" fo:text-indent="-0.111in" style:auto-text-indent="false" style:page-number="auto"/>
    </style:style>
    <style:style style:name="P45" style:family="paragraph" style:parent-style-name="Body_20_text_20__28_2_29_" style:master-page-name="">
      <style:paragraph-properties fo:margin-left="0.2638in" fo:margin-right="0in" fo:margin-top="0in" fo:margin-bottom="0in" loext:contextual-spacing="false" fo:line-height="0.1228in" fo:text-align="start" style:justify-single-word="false" fo:text-indent="-0.2638in" style:auto-text-indent="false" style:page-number="auto"/>
    </style:style>
    <style:style style:name="P46" style:family="paragraph" style:parent-style-name="Body_20_text_20__28_2_29_" style:master-page-name="">
      <style:paragraph-properties fo:margin-left="0.2638in" fo:margin-right="0in" fo:margin-top="0in" fo:margin-bottom="0in" loext:contextual-spacing="false" fo:line-height="0.1272in" fo:text-align="start" style:justify-single-word="false" fo:text-indent="-0.2638in" style:auto-text-indent="false" style:page-number="auto"/>
    </style:style>
    <style:style style:name="P47" style:family="paragraph" style:parent-style-name="Body_20_text_20__28_2_29_" style:master-page-name="">
      <style:paragraph-properties fo:margin-left="0.4165in" fo:margin-right="0in" fo:margin-top="0in" fo:margin-bottom="0in" loext:contextual-spacing="false" fo:line-height="0.1272in" fo:text-align="start" style:justify-single-word="false" fo:text-indent="-0.222in" style:auto-text-indent="false" style:page-number="auto"/>
    </style:style>
    <style:style style:name="P48" style:family="paragraph" style:parent-style-name="Body_20_text_20__28_2_29_" style:master-page-name="">
      <style:paragraph-properties fo:margin-left="0.1945in" fo:margin-right="0in" fo:margin-top="0in" fo:margin-bottom="0in" loext:contextual-spacing="false" fo:line-height="0.1272in" fo:text-align="start" style:justify-single-word="false" fo:text-indent="0.278in" style:auto-text-indent="false" style:page-number="auto"/>
    </style:style>
    <style:style style:name="P49" style:family="paragraph" style:parent-style-name="Body_20_text_20__28_2_29_" style:master-page-name="">
      <style:paragraph-properties fo:margin-left="0.4165in" fo:margin-right="0in" fo:margin-top="0in" fo:margin-bottom="0in" loext:contextual-spacing="false" fo:line-height="0.1272in" fo:text-align="start" style:justify-single-word="false" fo:text-indent="-0.111in" style:auto-text-indent="false" style:page-number="auto"/>
    </style:style>
    <style:style style:name="P50" style:family="paragraph" style:parent-style-name="Body_20_text_20__28_2_29_" style:master-page-name="">
      <style:paragraph-properties fo:margin-left="0.4165in" fo:margin-right="0in" fo:margin-top="0in" fo:margin-bottom="0in" loext:contextual-spacing="false" fo:line-height="0.1366in" fo:text-align="start" style:justify-single-word="false" fo:text-indent="-0.111in" style:auto-text-indent="false" style:page-number="auto"/>
    </style:style>
    <style:style style:name="P51" style:family="paragraph" style:parent-style-name="Body_20_text_20__28_2_29_" style:master-page-name="">
      <style:paragraph-properties fo:margin-left="0.4165in" fo:margin-right="0in" fo:margin-top="0in" fo:margin-bottom="0.0835in" loext:contextual-spacing="false" fo:line-height="0.1272in" fo:text-align="start" style:justify-single-word="false" fo:text-indent="-0.111in" style:auto-text-indent="false" style:page-number="auto"/>
    </style:style>
    <style:style style:name="P52" style:family="paragraph" style:parent-style-name="Body_20_text_20__28_2_29_" style:master-page-name="">
      <style:paragraph-properties fo:margin-left="0.4165in" fo:margin-right="0in" fo:margin-top="0in" fo:margin-bottom="0.3335in" loext:contextual-spacing="false" fo:line-height="0.1272in" fo:text-align="start" style:justify-single-word="false" fo:text-indent="-0.111in" style:auto-text-indent="false" style:page-number="auto"/>
    </style:style>
    <style:style style:name="P53" style:family="paragraph" style:parent-style-name="Body_20_text_20__28_2_29_" style:master-page-name="">
      <style:paragraph-properties fo:margin-left="0in" fo:margin-right="0in" fo:margin-top="0in" fo:margin-bottom="0in" loext:contextual-spacing="false" fo:line-height="0.1272in" fo:text-align="start" style:justify-single-word="false" fo:text-indent="0.139in" style:auto-text-indent="false" style:page-number="auto"/>
    </style:style>
    <style:style style:name="P54" style:family="paragraph" style:parent-style-name="Body_20_text_20__28_2_29_" style:master-page-name="">
      <style:paragraph-properties fo:margin-left="0in" fo:margin-right="0in" fo:margin-top="0in" fo:margin-bottom="0in" loext:contextual-spacing="false" fo:line-height="0.1272in" fo:text-align="start" style:justify-single-word="false" fo:text-indent="0.139in" style:auto-text-indent="false" style:page-number="auto">
        <style:tab-stops>
          <style:tab-stop style:position="1.9457in" style:type="right"/>
        </style:tab-stops>
      </style:paragraph-properties>
    </style:style>
    <style:style style:name="P55" style:family="paragraph" style:parent-style-name="Body_20_text_20__28_2_29_" style:master-page-name="">
      <style:paragraph-properties fo:margin-left="0in" fo:margin-right="0in" fo:margin-top="0in" fo:margin-bottom="0in" loext:contextual-spacing="false" fo:text-align="start" style:justify-single-word="false" fo:text-indent="0.139in" style:auto-text-indent="false" style:page-number="auto"/>
    </style:style>
    <style:style style:name="P56" style:family="paragraph" style:parent-style-name="Body_20_text_20__28_2_29_" style:master-page-name="">
      <style:paragraph-properties fo:margin-left="0in" fo:margin-right="0in" fo:margin-top="0in" fo:margin-bottom="0.0835in" loext:contextual-spacing="false" fo:text-align="start" style:justify-single-word="false" fo:text-indent="0.139in" style:auto-text-indent="false" style:page-number="auto"/>
    </style:style>
    <style:style style:name="P57" style:family="paragraph" style:parent-style-name="Body_20_text_20__28_2_29_" style:master-page-name="">
      <style:paragraph-properties fo:margin-left="0in" fo:margin-right="0in" fo:margin-top="0in" fo:margin-bottom="0.0835in" loext:contextual-spacing="false" fo:line-height="0.1272in" fo:text-align="start" style:justify-single-word="false" fo:text-indent="0.139in" style:auto-text-indent="false" style:page-number="auto"/>
    </style:style>
    <style:style style:name="P58" style:family="paragraph" style:parent-style-name="Body_20_text_20__28_2_29_" style:master-page-name="">
      <style:paragraph-properties fo:margin-left="0.4165in" fo:margin-right="0in" fo:margin-top="0in" fo:margin-bottom="0in" loext:contextual-spacing="false" fo:text-align="start" style:justify-single-word="false" fo:text-indent="0in" style:auto-text-indent="false" style:page-number="auto"/>
    </style:style>
    <style:style style:name="P59" style:family="paragraph" style:parent-style-name="Body_20_text_20__28_2_29_" style:master-page-name="">
      <style:paragraph-properties fo:margin-left="0.4165in" fo:margin-right="0in" fo:margin-top="0in" fo:margin-bottom="0in" loext:contextual-spacing="false" fo:line-height="0.1181in" fo:text-align="start" style:justify-single-word="false" fo:text-indent="0in" style:auto-text-indent="false" style:page-number="auto"/>
    </style:style>
    <style:style style:name="P60" style:family="paragraph" style:parent-style-name="Body_20_text_20__28_2_29_" style:master-page-name="">
      <style:paragraph-properties fo:margin-left="0.4165in" fo:margin-right="0in" fo:margin-top="0in" fo:margin-bottom="0in" loext:contextual-spacing="false" fo:line-height="0.1272in" fo:text-align="start" style:justify-single-word="false" fo:text-indent="0in" style:auto-text-indent="false" style:page-number="auto"/>
    </style:style>
    <style:style style:name="P61" style:family="paragraph" style:parent-style-name="Body_20_text_20__28_2_29_" style:master-page-name="">
      <style:paragraph-properties fo:margin-left="0.1945in" fo:margin-right="0in" fo:margin-top="0in" fo:margin-bottom="0in" loext:contextual-spacing="false" fo:line-height="0.1272in" fo:text-align="center" style:justify-single-word="false" fo:text-indent="0in" style:auto-text-indent="false" style:page-number="auto"/>
    </style:style>
    <style:style style:name="P62" style:family="paragraph" style:parent-style-name="Body_20_text_20__28_2_29_" style:master-page-name="">
      <style:paragraph-properties fo:margin-left="0.4165in" fo:margin-right="0in" fo:margin-top="0in" fo:margin-bottom="0in" loext:contextual-spacing="false" fo:line-height="0.1272in" fo:text-align="start" style:justify-single-word="false" fo:text-indent="-0.2362in" style:auto-text-indent="false" style:page-number="auto"/>
    </style:style>
    <style:style style:name="P63" style:family="paragraph" style:parent-style-name="Body_20_text_20__28_2_29_" style:master-page-name="">
      <style:paragraph-properties fo:margin-left="0in" fo:margin-right="0.5417in" fo:margin-top="0in" fo:margin-bottom="0in" loext:contextual-spacing="false" fo:line-height="0.1272in" fo:text-align="end" style:justify-single-word="false" fo:text-indent="0in" style:auto-text-indent="false" style:page-number="auto"/>
    </style:style>
    <style:style style:name="P64" style:family="paragraph" style:parent-style-name="Body_20_text_20__28_2_29_" style:master-page-name="">
      <style:paragraph-properties fo:margin-left="0in" fo:margin-right="0in" fo:margin-top="0in" fo:margin-bottom="0in" loext:contextual-spacing="false" fo:line-height="0.1272in" fo:text-align="start" style:justify-single-word="false" fo:text-indent="0.1528in" style:auto-text-indent="false" style:page-number="auto"/>
    </style:style>
    <style:style style:name="P65" style:family="paragraph" style:parent-style-name="Body_20_text_20__28_2_29_" style:master-page-name="">
      <style:paragraph-properties fo:margin-left="0in" fo:margin-right="0in" fo:margin-top="0in" fo:margin-bottom="0in" loext:contextual-spacing="false" fo:line-height="0.1272in" fo:text-align="start" style:justify-single-word="false" fo:text-indent="0.1528in" style:auto-text-indent="false" style:page-number="auto">
        <style:tab-stops>
          <style:tab-stop style:position="1.8035in"/>
        </style:tab-stops>
      </style:paragraph-properties>
    </style:style>
    <style:style style:name="P66" style:family="paragraph" style:parent-style-name="Body_20_text_20__28_2_29_" style:master-page-name="">
      <style:paragraph-properties fo:margin-left="0.3055in" fo:margin-right="0.139in" fo:margin-top="0in" fo:margin-bottom="0in" loext:contextual-spacing="false" fo:line-height="0.1272in" fo:text-align="justify" style:justify-single-word="false" fo:text-indent="0in" style:auto-text-indent="false" style:page-number="auto"/>
    </style:style>
    <style:style style:name="P67" style:family="paragraph" style:parent-style-name="Body_20_text_20__28_2_29_" style:master-page-name="">
      <style:paragraph-properties fo:margin-left="0.4165in" fo:margin-right="0in" fo:margin-top="0in" fo:margin-bottom="0.0902in" loext:contextual-spacing="false" fo:line-height="0.1272in" fo:text-align="start" style:justify-single-word="false" fo:text-indent="-0.4165in" style:auto-text-indent="false" style:page-number="auto">
        <style:tab-stops>
          <style:tab-stop style:position="-0.1402in"/>
        </style:tab-stops>
      </style:paragraph-properties>
    </style:style>
    <style:style style:name="P68" style:family="paragraph" style:parent-style-name="Body_20_text_20__28_2_29_" style:master-page-name="">
      <style:paragraph-properties fo:margin-left="0.4165in" fo:margin-right="0in" fo:margin-top="0in" fo:margin-bottom="0in" loext:contextual-spacing="false" fo:text-align="start" style:justify-single-word="false" fo:text-indent="-0.4165in" style:auto-text-indent="false" style:page-number="auto"/>
    </style:style>
    <style:style style:name="P69" style:family="paragraph" style:parent-style-name="Body_20_text_20__28_2_29_" style:master-page-name="">
      <style:paragraph-properties fo:margin-left="0.361in" fo:margin-right="0in" fo:margin-top="0in" fo:margin-bottom="0in" loext:contextual-spacing="false" fo:line-height="0.1272in" fo:text-align="start" style:justify-single-word="false" fo:text-indent="0in" style:auto-text-indent="false" style:page-number="auto"/>
    </style:style>
    <style:style style:name="P70" style:family="paragraph" style:parent-style-name="Body_20_text_20__28_4_29_" style:master-page-name="">
      <style:paragraph-properties fo:margin-left="0.361in" fo:margin-right="0in" fo:margin-top="0in" fo:margin-bottom="0.0346in" loext:contextual-spacing="false" fo:line-height="0.0626in" fo:text-align="start" style:justify-single-word="false" fo:text-indent="0in" style:auto-text-indent="false" style:page-number="auto"/>
    </style:style>
    <style:style style:name="P71" style:family="paragraph" style:parent-style-name="Body_20_text_20__28_2_29_" style:master-page-name="">
      <style:paragraph-properties fo:margin-left="0.139in" fo:margin-right="0in" fo:margin-top="0in" fo:margin-bottom="0in" loext:contextual-spacing="false" fo:line-height="0.1272in" fo:text-align="start" style:justify-single-word="false" fo:text-indent="0in" style:auto-text-indent="false" style:page-number="auto"/>
    </style:style>
    <style:style style:name="P72" style:family="paragraph" style:parent-style-name="Body_20_text_20__28_2_29_" style:master-page-name="">
      <style:paragraph-properties fo:margin-left="0.139in" fo:margin-right="0in" fo:margin-top="0in" fo:margin-bottom="0in" loext:contextual-spacing="false" fo:line-height="0.1272in" fo:text-align="center" style:justify-single-word="false" fo:text-indent="0in" style:auto-text-indent="false" style:page-number="auto"/>
    </style:style>
    <style:style style:name="P73" style:family="paragraph" style:parent-style-name="Body_20_text_20__28_2_29_" style:master-page-name="">
      <style:paragraph-properties fo:margin-left="0.139in" fo:margin-right="0in" fo:margin-top="0in" fo:margin-bottom="0in" loext:contextual-spacing="false" fo:line-height="0.1228in" fo:text-align="start" style:justify-single-word="false" fo:text-indent="0in" style:auto-text-indent="false" style:page-number="auto"/>
    </style:style>
    <style:style style:name="P74" style:family="paragraph" style:parent-style-name="Body_20_text_20__28_2_29_" style:master-page-name="">
      <style:paragraph-properties fo:margin-left="0.139in" fo:margin-right="0in" fo:margin-top="0in" fo:margin-bottom="0.0835in" loext:contextual-spacing="false" fo:line-height="0.1272in" fo:text-align="start" style:justify-single-word="false" fo:text-indent="0in" style:auto-text-indent="false" style:page-number="auto"/>
    </style:style>
    <style:style style:name="P75" style:family="paragraph" style:parent-style-name="Body_20_text_20__28_2_29_" style:master-page-name="">
      <style:paragraph-properties fo:margin-left="0in" fo:margin-right="0.0138in" fo:margin-top="0in" fo:margin-bottom="0in" loext:contextual-spacing="false" fo:line-height="0.1228in" fo:text-align="center" style:justify-single-word="false" fo:text-indent="0in" style:auto-text-indent="false" style:page-number="auto"/>
    </style:style>
    <style:style style:name="P76" style:family="paragraph" style:parent-style-name="Body_20_text_20__28_2_29_" style:master-page-name="">
      <style:paragraph-properties fo:margin-left="0.1528in" fo:margin-right="0.3055in" fo:margin-top="0in" fo:margin-bottom="0.0835in" loext:contextual-spacing="false" fo:line-height="0.1272in" fo:text-align="start" style:justify-single-word="false" fo:text-indent="-0.1528in" style:auto-text-indent="false" style:page-number="auto"/>
    </style:style>
    <style:style style:name="P77" style:family="paragraph" style:parent-style-name="Body_20_text_20__28_2_29_" style:master-page-name="">
      <style:paragraph-properties fo:margin-left="0.1807in" fo:margin-right="0in" fo:margin-top="0in" fo:margin-bottom="0in" loext:contextual-spacing="false" fo:line-height="0.1228in" fo:text-align="start" style:justify-single-word="false" fo:text-indent="0.111in" style:auto-text-indent="false" style:page-number="auto"/>
    </style:style>
    <style:style style:name="P78" style:family="paragraph" style:parent-style-name="Body_20_text_20__28_2_29_" style:master-page-name="">
      <style:paragraph-properties fo:margin-left="0.1807in" fo:margin-right="0in" fo:margin-top="0in" fo:margin-bottom="0in" loext:contextual-spacing="false" fo:line-height="0.1272in" fo:text-align="start" style:justify-single-word="false" fo:text-indent="0.111in" style:auto-text-indent="false" style:page-number="auto"/>
    </style:style>
    <style:style style:name="P79" style:family="paragraph" style:parent-style-name="Body_20_text_20__28_2_29_" style:master-page-name="">
      <style:paragraph-properties fo:margin-left="0.1807in" fo:margin-right="0in" fo:margin-top="0in" fo:margin-bottom="0.0835in" loext:contextual-spacing="false" fo:line-height="0.1272in" fo:text-align="start" style:justify-single-word="false" fo:text-indent="0.111in" style:auto-text-indent="false" style:page-number="auto"/>
    </style:style>
    <style:style style:name="P80" style:family="paragraph" style:parent-style-name="Body_20_text_20__28_2_29_" style:master-page-name="">
      <style:paragraph-properties fo:margin-left="0.1807in" fo:margin-right="0.4307in" fo:margin-top="0in" fo:margin-bottom="0in" loext:contextual-spacing="false" fo:line-height="0.1272in" fo:text-align="start" style:justify-single-word="false" fo:text-indent="0.2362in" style:auto-text-indent="false" style:page-number="auto"/>
    </style:style>
    <style:style style:name="P81" style:family="paragraph" style:parent-style-name="Body_20_text_20__28_2_29_" style:master-page-name="">
      <style:paragraph-properties fo:margin-left="0in" fo:margin-right="0.1807in" fo:margin-top="0in" fo:margin-bottom="0in" loext:contextual-spacing="false" fo:line-height="0.1272in" fo:text-align="end" style:justify-single-word="false" fo:text-indent="0in" style:auto-text-indent="false" style:page-number="auto"/>
    </style:style>
    <style:style style:name="P82" style:family="paragraph" style:parent-style-name="Body_20_text_20__28_2_29_" style:master-page-name="">
      <style:paragraph-properties fo:margin-left="0.361in" fo:margin-right="0in" fo:margin-top="0in" fo:margin-bottom="0in" loext:contextual-spacing="false" fo:line-height="0.1272in" fo:text-align="start" style:justify-single-word="false" fo:text-indent="-0.222in" style:auto-text-indent="false" style:page-number="auto"/>
    </style:style>
    <style:style style:name="P83" style:family="paragraph" style:parent-style-name="Body_20_text_20__28_2_29_" style:master-page-name="">
      <style:paragraph-properties fo:margin-left="0.139in" fo:margin-right="0in" fo:margin-top="0in" fo:margin-bottom="0in" loext:contextual-spacing="false" fo:line-height="0.1272in" fo:text-align="start" style:justify-single-word="false" fo:text-indent="-0.139in" style:auto-text-indent="false" style:page-number="auto"/>
    </style:style>
    <style:style style:name="P84" style:family="paragraph" style:parent-style-name="Body_20_text_20__28_2_29_" style:master-page-name="">
      <style:paragraph-properties fo:margin-left="0.1528in" fo:margin-right="0in" fo:margin-top="0in" fo:margin-bottom="0in" loext:contextual-spacing="false" fo:line-height="0.1272in" fo:text-align="start" style:justify-single-word="false" fo:text-indent="0in" style:auto-text-indent="false" style:page-number="auto"/>
    </style:style>
    <style:style style:name="P85" style:family="paragraph" style:parent-style-name="Body_20_text_20__28_2_29_" style:master-page-name="">
      <style:paragraph-properties fo:margin-left="0in" fo:margin-right="0in" fo:margin-top="0in" fo:margin-bottom="0in" loext:contextual-spacing="false" fo:line-height="0.1272in" fo:text-align="start" style:justify-single-word="false" fo:text-indent="0.3055in" style:auto-text-indent="false" style:page-number="auto"/>
    </style:style>
    <style:style style:name="P86" style:family="paragraph" style:parent-style-name="Body_20_text_20__28_2_29_" style:master-page-name="">
      <style:paragraph-properties fo:margin-left="0.4165in" fo:margin-right="0in" fo:margin-top="0in" fo:margin-bottom="0in" loext:contextual-spacing="false" fo:line-height="0.1272in" fo:text-align="start" style:justify-single-word="false" fo:text-indent="-0.1252in" style:auto-text-indent="false" style:page-number="auto"/>
    </style:style>
    <style:style style:name="P87" style:family="paragraph" style:parent-style-name="Body_20_text_20__28_2_29_" style:master-page-name="">
      <style:paragraph-properties fo:margin-left="0.139in" fo:margin-right="0.6665in" fo:margin-top="0in" fo:margin-bottom="0in" loext:contextual-spacing="false" fo:text-align="start" style:justify-single-word="false" fo:text-indent="-0.139in" style:auto-text-indent="false" style:page-number="auto"/>
    </style:style>
    <style:style style:name="P88" style:family="paragraph" style:parent-style-name="Body_20_text_20__28_2_29_" style:master-page-name="">
      <style:paragraph-properties fo:margin-left="0.25in" fo:margin-right="0in" fo:margin-top="0in" fo:margin-bottom="0in" loext:contextual-spacing="false" fo:line-height="0.1272in" fo:text-align="start" style:justify-single-word="false" fo:text-indent="0in" style:auto-text-indent="false" style:page-number="auto"/>
    </style:style>
    <style:style style:name="P89" style:family="paragraph" style:parent-style-name="Body_20_text_20__28_2_29_" style:master-page-name="">
      <style:paragraph-properties fo:margin-left="0.1807in" fo:margin-right="0in" fo:margin-top="0in" fo:margin-bottom="0in" loext:contextual-spacing="false" fo:line-height="0.1272in" fo:text-align="start" style:justify-single-word="false" fo:text-indent="0.2362in" style:auto-text-indent="false" style:page-number="auto"/>
    </style:style>
    <style:style style:name="P90" style:family="paragraph" style:parent-style-name="Body_20_text_20__28_2_29_" style:master-page-name="">
      <style:paragraph-properties fo:margin-left="0.1807in" fo:margin-right="0in" fo:margin-top="0in" fo:margin-bottom="0in" loext:contextual-spacing="false" fo:line-height="0.1228in" fo:text-align="start" style:justify-single-word="false" fo:text-indent="0.2362in" style:auto-text-indent="false" style:page-number="auto"/>
    </style:style>
    <style:style style:name="P91" style:family="paragraph" style:parent-style-name="Body_20_text_20__28_2_29_" style:master-page-name="">
      <style:paragraph-properties fo:margin-left="0.028in" fo:margin-right="0in" fo:margin-top="0in" fo:margin-bottom="0in" loext:contextual-spacing="false" fo:text-align="center" style:justify-single-word="false" fo:text-indent="0in" style:auto-text-indent="false" style:page-number="auto"/>
    </style:style>
    <style:style style:name="P92" style:family="paragraph" style:parent-style-name="Body_20_text_20__28_2_29_" style:master-page-name="">
      <style:paragraph-properties fo:margin-left="0.1528in" fo:margin-right="0.6528in" fo:margin-top="0in" fo:margin-bottom="0.0835in" loext:contextual-spacing="false" fo:line-height="0.1272in" fo:text-align="start" style:justify-single-word="false" fo:text-indent="-0.1528in" style:auto-text-indent="false" style:page-number="auto"/>
    </style:style>
    <style:style style:name="P93" style:family="paragraph" style:parent-style-name="Body_20_text_20__28_2_29_" style:master-page-name="">
      <style:paragraph-properties fo:margin-left="0.2638in" fo:margin-right="0in" fo:margin-top="0in" fo:margin-bottom="0in" loext:contextual-spacing="false" fo:line-height="0.1272in" fo:text-align="start" style:justify-single-word="false" fo:text-indent="0in" style:auto-text-indent="false" style:page-number="auto"/>
    </style:style>
    <style:style style:name="P94" style:family="paragraph" style:parent-style-name="Body_20_text_20__28_2_29_" style:master-page-name="">
      <style:paragraph-properties fo:margin-left="0.1528in" fo:margin-right="0in" fo:margin-top="0in" fo:margin-bottom="0in" loext:contextual-spacing="false" fo:line-height="0.1272in" fo:text-align="start" style:justify-single-word="false" fo:text-indent="-0.1528in" style:auto-text-indent="false" style:page-number="auto"/>
    </style:style>
    <style:style style:name="P95" style:family="paragraph" style:parent-style-name="Body_20_text_20__28_2_29_" style:list-style-name="L1" style:master-page-name="">
      <style:paragraph-properties fo:margin-left="0in" fo:margin-right="0in" fo:margin-top="0in" fo:margin-bottom="0in" loext:contextual-spacing="false" fo:text-align="start" style:justify-single-word="false" fo:text-indent="0in" style:auto-text-indent="false" style:page-number="auto">
        <style:tab-stops>
          <style:tab-stop style:position="0.1543in"/>
        </style:tab-stops>
      </style:paragraph-properties>
    </style:style>
    <style:style style:name="P96" style:family="paragraph" style:parent-style-name="Body_20_text_20__28_2_29_" style:list-style-name="L2" style:master-page-name="">
      <style:paragraph-properties fo:margin-left="0in" fo:margin-right="0in" fo:margin-top="0in" fo:margin-bottom="0in" loext:contextual-spacing="false" fo:line-height="0.1228in" fo:text-align="justify" style:justify-single-word="false" fo:text-indent="0in" style:auto-text-indent="false" style:page-number="auto">
        <style:tab-stops>
          <style:tab-stop style:position="0.1543in"/>
        </style:tab-stops>
      </style:paragraph-properties>
    </style:style>
    <style:style style:name="P97" style:family="paragraph" style:parent-style-name="Body_20_text_20__28_2_29_" style:list-style-name="L4" style:master-page-name="">
      <style:paragraph-properties fo:margin-left="0in" fo:margin-right="0in" fo:margin-top="0in" fo:margin-bottom="0in" loext:contextual-spacing="false" fo:line-height="0.1228in" fo:text-align="justify" style:justify-single-word="false" fo:text-indent="0in" style:auto-text-indent="false" style:page-number="auto">
        <style:tab-stops>
          <style:tab-stop style:position="0.2252in"/>
        </style:tab-stops>
      </style:paragraph-properties>
    </style:style>
    <style:style style:name="P98" style:family="paragraph" style:parent-style-name="Body_20_text_20__28_2_29_" style:list-style-name="L4" style:master-page-name="">
      <style:paragraph-properties fo:margin-left="0in" fo:margin-right="0in" fo:margin-top="0in" fo:margin-bottom="0in" loext:contextual-spacing="false" fo:line-height="0.1228in" fo:text-align="justify" style:justify-single-word="false" fo:text-indent="0in" style:auto-text-indent="false" style:page-number="auto">
        <style:tab-stops>
          <style:tab-stop style:position="0.2283in"/>
        </style:tab-stops>
      </style:paragraph-properties>
    </style:style>
    <style:style style:name="P99" style:family="paragraph" style:parent-style-name="Body_20_text_20__28_2_29_" style:list-style-name="L9" style:master-page-name="">
      <style:paragraph-properties fo:margin-left="0in" fo:margin-right="0in" fo:margin-top="0in" fo:margin-bottom="0in" loext:contextual-spacing="false" fo:line-height="0.1228in" fo:text-align="justify" style:justify-single-word="false" fo:text-indent="0in" style:auto-text-indent="false" style:page-number="auto">
        <style:tab-stops>
          <style:tab-stop style:position="0.2339in"/>
        </style:tab-stops>
      </style:paragraph-properties>
    </style:style>
    <style:style style:name="P100" style:family="paragraph" style:parent-style-name="Body_20_text_20__28_2_29_" style:list-style-name="L9" style:master-page-name="">
      <style:paragraph-properties fo:margin-left="0in" fo:margin-right="0in" fo:margin-top="0in" fo:margin-bottom="0in" loext:contextual-spacing="false" fo:line-height="0.1228in" fo:text-align="justify" style:justify-single-word="false" fo:text-indent="0in" style:auto-text-indent="false" style:page-number="auto">
        <style:tab-stops>
          <style:tab-stop style:position="0.2374in"/>
        </style:tab-stops>
      </style:paragraph-properties>
    </style:style>
    <style:style style:name="P101" style:family="paragraph" style:parent-style-name="Body_20_text_20__28_2_29_" style:list-style-name="L2" style:master-page-name="">
      <style:paragraph-properties fo:margin-left="0in" fo:margin-right="0in" fo:margin-top="0in" fo:margin-bottom="0in" loext:contextual-spacing="false" fo:line-height="0.1181in" fo:text-align="justify" style:justify-single-word="false" fo:text-indent="0in" style:auto-text-indent="false" style:page-number="auto">
        <style:tab-stops>
          <style:tab-stop style:position="0.1543in"/>
        </style:tab-stops>
      </style:paragraph-properties>
    </style:style>
    <style:style style:name="P102" style:family="paragraph" style:parent-style-name="Body_20_text_20__28_2_29_" style:list-style-name="L6" style:master-page-name="">
      <style:paragraph-properties fo:margin-left="0in" fo:margin-right="0in" fo:margin-top="0in" fo:margin-bottom="0in" loext:contextual-spacing="false" fo:line-height="0.1181in" fo:text-align="justify" style:justify-single-word="false" fo:text-indent="0in" style:auto-text-indent="false" style:page-number="auto">
        <style:tab-stops>
          <style:tab-stop style:position="0.222in"/>
        </style:tab-stops>
      </style:paragraph-properties>
    </style:style>
    <style:style style:name="P103" style:family="paragraph" style:parent-style-name="Body_20_text_20__28_2_29_" style:list-style-name="L4" style:master-page-name="">
      <style:paragraph-properties fo:margin-left="0in" fo:margin-right="0in" fo:margin-top="0in" fo:margin-bottom="0in" loext:contextual-spacing="false" fo:line-height="0.1272in" fo:text-align="justify" style:justify-single-word="false" fo:text-indent="0in" style:auto-text-indent="false" style:page-number="auto">
        <style:tab-stops>
          <style:tab-stop style:position="0.1752in"/>
        </style:tab-stops>
      </style:paragraph-properties>
    </style:style>
    <style:style style:name="P104" style:family="paragraph" style:parent-style-name="Body_20_text_20__28_2_29_" style:list-style-name="L4" style:master-page-name="">
      <style:paragraph-properties fo:margin-left="0in" fo:margin-right="0in" fo:margin-top="0in" fo:margin-bottom="0in" loext:contextual-spacing="false" fo:line-height="0.1272in" fo:text-align="justify" style:justify-single-word="false" fo:text-indent="0in" style:auto-text-indent="false" style:page-number="auto">
        <style:tab-stops>
          <style:tab-stop style:position="0.2252in"/>
        </style:tab-stops>
      </style:paragraph-properties>
    </style:style>
    <style:style style:name="P105" style:family="paragraph" style:parent-style-name="Body_20_text_20__28_2_29_" style:list-style-name="L4" style:master-page-name="">
      <style:paragraph-properties fo:margin-left="0in" fo:margin-right="0in" fo:margin-top="0in" fo:margin-bottom="0in" loext:contextual-spacing="false" fo:line-height="0.1272in" fo:text-align="justify" style:justify-single-word="false" fo:text-indent="0in" style:auto-text-indent="false" style:page-number="auto">
        <style:tab-stops>
          <style:tab-stop style:position="0.2799in"/>
        </style:tab-stops>
      </style:paragraph-properties>
    </style:style>
    <style:style style:name="P106" style:family="paragraph" style:parent-style-name="Body_20_text_20__28_2_29_" style:list-style-name="L5" style:master-page-name="">
      <style:paragraph-properties fo:margin-left="0in" fo:margin-right="0in" fo:margin-top="0in" fo:margin-bottom="0in" loext:contextual-spacing="false" fo:line-height="0.1272in" fo:text-align="justify" style:justify-single-word="false" fo:text-indent="0in" style:auto-text-indent="false" style:page-number="auto">
        <style:tab-stops>
          <style:tab-stop style:position="0.1654in"/>
        </style:tab-stops>
      </style:paragraph-properties>
    </style:style>
    <style:style style:name="P107" style:family="paragraph" style:parent-style-name="Body_20_text_20__28_2_29_" style:list-style-name="L5" style:master-page-name="">
      <style:paragraph-properties fo:margin-left="0in" fo:margin-right="0in" fo:margin-top="0in" fo:margin-bottom="0in" loext:contextual-spacing="false" fo:line-height="0.1272in" fo:text-align="justify" style:justify-single-word="false" fo:text-indent="0in" style:auto-text-indent="false" style:page-number="auto">
        <style:tab-stops>
          <style:tab-stop style:position="0.1819in"/>
        </style:tab-stops>
      </style:paragraph-properties>
    </style:style>
    <style:style style:name="P108" style:family="paragraph" style:parent-style-name="Body_20_text_20__28_2_29_" style:list-style-name="L6" style:master-page-name="">
      <style:paragraph-properties fo:margin-left="0in" fo:margin-right="0in" fo:margin-top="0in" fo:margin-bottom="0in" loext:contextual-spacing="false" fo:line-height="0.1272in" fo:text-align="justify" style:justify-single-word="false" fo:text-indent="0in" style:auto-text-indent="false" style:page-number="auto">
        <style:tab-stops>
          <style:tab-stop style:position="0.2154in"/>
        </style:tab-stops>
      </style:paragraph-properties>
    </style:style>
    <style:style style:name="P109" style:family="paragraph" style:parent-style-name="Body_20_text_20__28_2_29_" style:list-style-name="L7" style:master-page-name="">
      <style:paragraph-properties fo:margin-left="0in" fo:margin-right="0in" fo:margin-top="0in" fo:margin-bottom="0in" loext:contextual-spacing="false" fo:line-height="0.1272in" fo:text-align="justify" style:justify-single-word="false" fo:text-indent="0in" style:auto-text-indent="false" style:page-number="auto">
        <style:tab-stops>
          <style:tab-stop style:position="1.8035in"/>
        </style:tab-stops>
      </style:paragraph-properties>
    </style:style>
    <style:style style:name="P110" style:family="paragraph" style:parent-style-name="Body_20_text_20__28_2_29_" style:list-style-name="L8" style:master-page-name="">
      <style:paragraph-properties fo:margin-left="0in" fo:margin-right="0in" fo:margin-top="0in" fo:margin-bottom="0in" loext:contextual-spacing="false" fo:line-height="0.1272in" fo:text-align="justify" style:justify-single-word="false" fo:text-indent="0in" style:auto-text-indent="false" style:page-number="auto">
        <style:tab-stops>
          <style:tab-stop style:position="0.2398in"/>
        </style:tab-stops>
      </style:paragraph-properties>
    </style:style>
    <style:style style:name="P111" style:family="paragraph" style:parent-style-name="Body_20_text_20__28_2_29_" style:list-style-name="L9" style:master-page-name="">
      <style:paragraph-properties fo:margin-left="0in" fo:margin-right="0in" fo:margin-top="0in" fo:margin-bottom="0in" loext:contextual-spacing="false" fo:line-height="0.1272in" fo:text-align="justify" style:justify-single-word="false" fo:text-indent="0in" style:auto-text-indent="false" style:page-number="auto">
        <style:tab-stops>
          <style:tab-stop style:position="0.1839in"/>
        </style:tab-stops>
      </style:paragraph-properties>
    </style:style>
    <style:style style:name="P112" style:family="paragraph" style:parent-style-name="Body_20_text_20__28_2_29_" style:list-style-name="L10" style:master-page-name="">
      <style:paragraph-properties fo:margin-left="0in" fo:margin-right="0in" fo:margin-top="0in" fo:margin-bottom="0in" loext:contextual-spacing="false" fo:line-height="0.1272in" fo:text-align="justify" style:justify-single-word="false" fo:text-indent="0in" style:auto-text-indent="false" style:page-number="auto">
        <style:tab-stops>
          <style:tab-stop style:position="0.1839in"/>
        </style:tab-stops>
      </style:paragraph-properties>
    </style:style>
    <style:style style:name="P113" style:family="paragraph" style:parent-style-name="Body_20_text_20__28_2_29_" style:list-style-name="L9" style:master-page-name="">
      <style:paragraph-properties fo:margin-left="0in" fo:margin-right="0in" fo:margin-top="0in" fo:margin-bottom="0in" loext:contextual-spacing="false" fo:line-height="0.1272in" fo:text-align="justify" style:justify-single-word="false" fo:text-indent="0in" style:auto-text-indent="false" style:page-number="auto">
        <style:tab-stops>
          <style:tab-stop style:position="0.1902in"/>
        </style:tab-stops>
      </style:paragraph-properties>
    </style:style>
    <style:style style:name="P114" style:family="paragraph" style:parent-style-name="Body_20_text_20__28_2_29_" style:list-style-name="L9" style:master-page-name="">
      <style:paragraph-properties fo:margin-left="0in" fo:margin-right="0in" fo:margin-top="0in" fo:margin-bottom="0in" loext:contextual-spacing="false" fo:line-height="0.1272in" fo:text-align="justify" style:justify-single-word="false" fo:text-indent="0in" style:auto-text-indent="false" style:page-number="auto">
        <style:tab-stops>
          <style:tab-stop style:position="0.2339in"/>
        </style:tab-stops>
      </style:paragraph-properties>
    </style:style>
    <style:style style:name="P115" style:family="paragraph" style:parent-style-name="Body_20_text_20__28_2_29_" style:list-style-name="L10" style:master-page-name="">
      <style:paragraph-properties fo:margin-left="0in" fo:margin-right="0in" fo:margin-top="0in" fo:margin-bottom="0in" loext:contextual-spacing="false" fo:line-height="0.1272in" fo:text-align="justify" style:justify-single-word="false" fo:text-indent="0in" style:auto-text-indent="false" style:page-number="auto">
        <style:tab-stops>
          <style:tab-stop style:position="0.1744in"/>
        </style:tab-stops>
      </style:paragraph-properties>
    </style:style>
    <style:style style:name="P116" style:family="paragraph" style:parent-style-name="Body_20_text_20__28_2_29_" style:list-style-name="L10" style:master-page-name="">
      <style:paragraph-properties fo:margin-left="0in" fo:margin-right="0in" fo:margin-top="0in" fo:margin-bottom="0in" loext:contextual-spacing="false" fo:line-height="0.1272in" fo:text-align="justify" style:justify-single-word="false" fo:text-indent="0in" style:auto-text-indent="false" style:page-number="auto">
        <style:tab-stops>
          <style:tab-stop style:position="0.1874in"/>
        </style:tab-stops>
      </style:paragraph-properties>
    </style:style>
    <style:style style:name="P117" style:family="paragraph" style:parent-style-name="Body_20_text_20__28_2_29_" style:list-style-name="L6" style:master-page-name="">
      <style:paragraph-properties fo:margin-left="0in" fo:margin-right="0in" fo:margin-top="0in" fo:margin-bottom="0in" loext:contextual-spacing="false" fo:line-height="0.1272in" fo:text-align="start" style:justify-single-word="false" fo:text-indent="0in" style:auto-text-indent="false" style:page-number="auto">
        <style:tab-stops>
          <style:tab-stop style:position="0.1972in"/>
        </style:tab-stops>
      </style:paragraph-properties>
    </style:style>
    <style:style style:name="P118" style:family="paragraph" style:parent-style-name="Body_20_text_20__28_2_29_" style:list-style-name="L7" style:master-page-name="">
      <style:paragraph-properties fo:margin-left="0in" fo:margin-right="0in" fo:margin-top="0in" fo:margin-bottom="0in" loext:contextual-spacing="false" fo:line-height="0.1272in" fo:text-align="start" style:justify-single-word="false" fo:text-indent="0in" style:auto-text-indent="false" style:page-number="auto">
        <style:tab-stops>
          <style:tab-stop style:position="0.1571in"/>
        </style:tab-stops>
      </style:paragraph-properties>
    </style:style>
    <style:style style:name="P119" style:family="paragraph" style:parent-style-name="Body_20_text_20__28_2_29_" style:list-style-name="L7" style:master-page-name="">
      <style:paragraph-properties fo:margin-left="0in" fo:margin-right="0in" fo:margin-top="0in" fo:margin-bottom="0in" loext:contextual-spacing="false" fo:line-height="0.1272in" fo:text-align="start" style:justify-single-word="false" fo:text-indent="0in" style:auto-text-indent="false" style:page-number="auto">
        <style:tab-stops>
          <style:tab-stop style:position="0.1437in"/>
        </style:tab-stops>
      </style:paragraph-properties>
    </style:style>
    <style:style style:name="P120" style:family="paragraph" style:parent-style-name="Body_20_text_20__28_2_29_" style:list-style-name="L4" style:master-page-name="PageStyle1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744">
        <style:tab-stops>
          <style:tab-stop style:position="0.172in"/>
        </style:tab-stops>
      </style:paragraph-properties>
    </style:style>
    <style:style style:name="P121" style:family="paragraph" style:parent-style-name="Body_20_text_20__28_2_29_" style:list-style-name="L9" style:master-page-name="PageStyle3">
      <style:paragraph-properties fo:margin-left="0in" fo:margin-right="0in" fo:margin-top="0in" fo:margin-bottom="0in" loext:contextual-spacing="false" fo:line-height="0.1272in" fo:text-align="justify" style:justify-single-word="false" fo:text-indent="0in" style:auto-text-indent="false" style:page-number="746">
        <style:tab-stops>
          <style:tab-stop style:position="0.1744in"/>
        </style:tab-stops>
      </style:paragraph-properties>
    </style:style>
    <style:style style:name="P122" style:family="paragraph" style:parent-style-name="Body_20_text_20__28_2_29_" style:list-style-name="L2" style:master-page-name="">
      <style:paragraph-properties fo:margin-left="0in" fo:margin-right="0in" fo:margin-top="0in" fo:margin-bottom="0.0862in" loext:contextual-spacing="false" fo:line-height="0.1272in" fo:text-align="start" style:justify-single-word="false" fo:text-indent="0in" style:auto-text-indent="false" style:page-number="auto">
        <style:tab-stops>
          <style:tab-stop style:position="0.1508in"/>
        </style:tab-stops>
      </style:paragraph-properties>
    </style:style>
    <style:style style:name="P123" style:family="paragraph" style:parent-style-name="Body_20_text_20__28_2_29_" style:list-style-name="L1" style:master-page-name="">
      <style:paragraph-properties fo:margin-left="0.361in" fo:margin-right="0in" fo:margin-top="0in" fo:margin-bottom="0in" loext:contextual-spacing="false" fo:line-height="0.1272in" fo:text-align="start" style:justify-single-word="false" fo:text-indent="-0.361in" style:auto-text-indent="false" style:page-number="auto">
        <style:tab-stops>
          <style:tab-stop style:position="-0.2138in"/>
        </style:tab-stops>
      </style:paragraph-properties>
    </style:style>
    <style:style style:name="P124" style:family="paragraph" style:parent-style-name="Body_20_text_20__28_2_29_" style:list-style-name="L2" style:master-page-name="">
      <style:paragraph-properties fo:margin-left="0.361in" fo:margin-right="0in" fo:margin-top="0in" fo:margin-bottom="0in" loext:contextual-spacing="false" fo:line-height="0.1228in" fo:text-align="start" style:justify-single-word="false" fo:text-indent="-0.361in" style:auto-text-indent="false" style:page-number="auto">
        <style:tab-stops>
          <style:tab-stop style:position="-0.2102in"/>
        </style:tab-stops>
      </style:paragraph-properties>
    </style:style>
    <style:style style:name="P125" style:family="paragraph" style:parent-style-name="Body_20_text_20__28_2_29_" style:list-style-name="L3" style:master-page-name="">
      <style:paragraph-properties fo:margin-left="0.25in" fo:margin-right="0in" fo:margin-top="0in" fo:margin-bottom="0in" loext:contextual-spacing="false" fo:text-align="start" style:justify-single-word="false" fo:text-indent="-0.25in" style:auto-text-indent="false" style:page-number="auto">
        <style:tab-stops>
          <style:tab-stop style:position="-0.0957in"/>
          <style:tab-stop style:position="1.4165in"/>
        </style:tab-stops>
      </style:paragraph-properties>
    </style:style>
    <style:style style:name="P126" style:family="paragraph" style:parent-style-name="Body_20_text_20__28_2_29_" style:master-page-name="PageStyle2">
      <style:paragraph-properties fo:margin-left="0.1945in" fo:margin-right="0in" fo:margin-top="0in" fo:margin-bottom="0in" loext:contextual-spacing="false" fo:line-height="0.1272in" fo:text-align="center" style:justify-single-word="false" fo:text-indent="0in" style:auto-text-indent="false" style:page-number="745"/>
    </style:style>
    <style:style style:name="P127" style:family="paragraph" style:parent-style-name="Body_20_text_20__28_2_29_" style:list-style-name="L8" style:master-page-name="">
      <style:paragraph-properties fo:margin-left="0in" fo:margin-right="0in" fo:margin-top="0in" fo:margin-bottom="0in" loext:contextual-spacing="false" fo:line-height="0.1272in" fo:text-align="start" style:justify-single-word="false" fo:text-indent="0.1528in" style:auto-text-indent="false" style:page-number="auto">
        <style:tab-stops>
          <style:tab-stop style:position="0.3008in"/>
        </style:tab-stops>
      </style:paragraph-properties>
    </style:style>
    <style:style style:name="P128" style:family="paragraph" style:parent-style-name="Body_20_text_20__28_2_29_" style:list-style-name="L7" style:master-page-name="">
      <style:paragraph-properties fo:margin-left="0.2638in" fo:margin-right="0in" fo:margin-top="0in" fo:margin-bottom="0in" loext:contextual-spacing="false" fo:line-height="0.1272in" fo:text-align="start" style:justify-single-word="false" fo:text-indent="-0.111in" style:auto-text-indent="false" style:page-number="auto">
        <style:tab-stops>
          <style:tab-stop style:position="0.0728in"/>
        </style:tab-stops>
      </style:paragraph-properties>
    </style:style>
    <style:style style:name="P129" style:family="paragraph" style:parent-style-name="Body_20_text_20__28_2_29_" style:list-style-name="L7" style:master-page-name="">
      <style:paragraph-properties fo:margin-left="0.3055in" fo:margin-right="0in" fo:margin-top="0in" fo:margin-bottom="0in" loext:contextual-spacing="false" fo:line-height="0.1272in" fo:text-align="start" style:justify-single-word="false" fo:text-indent="-0.3055in" style:auto-text-indent="false" style:page-number="auto">
        <style:tab-stops>
          <style:tab-stop style:position="-0.1547in"/>
        </style:tab-stops>
      </style:paragraph-properties>
    </style:style>
    <style:style style:name="P130" style:family="paragraph" style:parent-style-name="Body_20_text_20__28_3_29_" style:master-page-name="PageStyle0">
      <style:paragraph-properties fo:margin-left="0.139in" fo:margin-right="0in" fo:margin-top="0in" fo:margin-bottom="0.0835in" loext:contextual-spacing="false" fo:text-indent="0in" style:auto-text-indent="false" style:page-number="743">
        <style:drop-cap style:lines="2" style:distance="0.0571in" style:style-name="DropCap1"/>
      </style:paragraph-properties>
    </style:style>
    <style:style style:name="T1" style:family="text">
      <style:text-properties fo:color="#000000" style:text-position="25% 58%"/>
    </style:style>
    <style:style style:name="fr1" style:family="graphic" style:parent-style-name="Frame">
      <style:graphic-properties fo:margin-left="0.0398in" fo:margin-right="0.0398in" fo:margin-top="0in" fo:margin-bottom="0in" style:wrap="run-through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="0in" fo:border="none" style:flow-with-text="false"/>
    </style:style>
    <style:style style:name="Sect1" style:family="section">
      <style:section-properties fo:margin-left="0in" fo:margin-right="0in" style:editable="false">
        <style:columns fo:column-count="2" fo:column-gap="0.0709in">
          <style:column style:rel-width="32767*" fo:start-indent="0in" fo:end-indent="0.0354in"/>
          <style:column style:rel-width="32768*" fo:start-indent="0.0354in" fo:end-indent="0in"/>
        </style:columns>
      </style:section-properties>
    </style:style>
    <text:list-style style:name="L1">
      <text:list-level-style-number text:level="1" text:style-name="CharStyle12" style:num-format="1" text:start-value="2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CharStyle11" style:num-format="1" text:start-value="6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CharStyle11" style:num-format="I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CharStyle11" style:num-format="1" text:start-value="7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CharStyle11" style:num-format="1" text:start-value="3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CharStyle11" style:num-format="1" text:start-value="1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CharStyle12" style:num-format="1" text:start-value="0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CharStyle11" style:num-format="1" text:start-value="0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CharStyle11" style:num-format="1" text:start-value="5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CharStyle12" style:num-format="1" text:start-value="5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0">
        <text:p text:style-name="P130">I<text:span text:style-name="CharStyle4">The song of all songs, which is Solomon’s.</text:span></text:p>
        <text:list xml:id="list6259515692145044431" text:style-name="L1">
          <text:list-item>
            <text:p text:style-name="P95"><text:span text:style-name="CharStyle11"><text:tab/>Oh for a kiss from your lips! your caresses are dearer than wine,</text:span></text:p>
          </text:list-item>
          <text:list-item>
            <text:p text:style-name="P123"><text:span text:style-name="CharStyle12"><text:tab/></text:span><text:span text:style-name="CharStyle11">rare is the fragrance of your per­fumes,</text:span></text:p>
          </text:list-item>
        </text:list>
        <text:p text:style-name="P38"><text:span text:style-name="CharStyle11">the sound of your name is wafted like scent.</text:span></text:p>
        <text:p text:style-name="P53"><text:span text:style-name="CharStyle11">The girls are all in love with you; </text:span><text:span text:style-name="CharStyle12">4</text:span><text:span text:style-name="CharStyle11"> but draw me to you—let us haste—</text:span></text:p>
        <text:p text:style-name="P82"><text:span text:style-name="CharStyle11">bring me to your chamber, O my king,</text:span></text:p>
        <text:p text:style-name="P38"><text:span text:style-name="CharStyle11">and there let us thrill with delight;</text:span></text:p>
        <text:p text:style-name="P82"><text:span text:style-name="CharStyle11">caresses from you will be dearer than wine—</text:span></text:p>
        <text:p text:style-name="P39"><text:span text:style-name="CharStyle11">no wonder girls adore you!</text:span></text:p>
        <text:p text:style-name="P7"><text:span text:style-name="CharStyle11">S<text:tab/>I am dark, but I am a beauty, maidens of Jerusalem, dark as tents of the Black men, beautiful as curtains of a Solomon.</text:span></text:p>
        <text:list xml:id="list8894995691618109177" text:style-name="L2">
          <text:list-item>
            <text:p text:style-name="P122"><text:span text:style-name="CharStyle12"><text:tab/></text:span><text:span text:style-name="CharStyle11">Scorn me not for being dark, for the sun has tanned me; my brothers in anger set me to look after the vineyard, but I did not look after the vineyard of my charms.</text:span></text:p>
          </text:list-item>
          <text:list-item>
            <text:p text:style-name="P96"><text:span text:style-name="CharStyle12"><text:tab/></text:span><text:span text:style-name="CharStyle11">Tell me, love of my soul,</text:span></text:p>
          </text:list-item>
        </text:list>
        <text:p text:style-name="P37"><text:span text:style-name="CharStyle11">where do you rest your flock at noon;</text:span></text:p>
        <text:p text:style-name="P73"><text:span text:style-name="CharStyle11">for why should I go roaming from flock to flock of your mates?</text:span></text:p>
        <text:list xml:id="list182606533496865" text:continue-numbering="true" text:style-name="L2">
          <text:list-item>
            <text:p text:style-name="P124"><text:span text:style-name="CharStyle12"><text:tab/></text:span><text:span text:style-name="CharStyle11">“Fairest of women, if you know not,</text:span></text:p>
          </text:list-item>
        </text:list>
        <text:p text:style-name="P42"><text:span text:style-name="CharStyle11">follow the sheep-tracks, and pasture your kids by the tents of the herdsmen.</text:span></text:p>
        <text:list xml:id="list182606462411926" text:continue-numbering="true" text:style-name="L2">
          <text:list-item>
            <text:p text:style-name="P101"><text:span text:style-name="CharStyle11"><text:tab/>I liken you, my dear,</text:span></text:p>
          </text:list-item>
        </text:list>
        <text:p text:style-name="P36"><text:span text:style-name="CharStyle11">to a filly in the Pharaoh’s chariot—</text:span></text:p>
        <text:p text:style-name="P34"><text:span text:style-name="CharStyle11">your cheeks so fair with braided io plaits,</text:span></text:p>
        <text:p text:style-name="P26"><text:span text:style-name="CharStyle11">your neck with strings of jewels;</text:span></text:p>
        <text:p text:style-name="P17"><text:span text:style-name="CharStyle11">we will have golden beads strung </text:span><text:span text:style-name="CharStyle12">11 </text:span><text:span text:style-name="CharStyle11">round you, studded with silver.”</text:span></text:p>
        <text:p text:style-name="P5"><text:span text:style-name="CharStyle11">When my king lies on his diwan, 12 my charms breathe out their fragrance;</text:span></text:p>
        <text:p text:style-name="P14"><text:span text:style-name="CharStyle11">my darling is my bunch of myrrh 13 that lies between my breasts, my darling is my bunch of 14 henna-blossom</text:span></text:p>
        <text:p text:style-name="P56"><text:span text:style-name="CharStyle11">from the gardens of Engedi.</text:span></text:p>
        <text:p text:style-name="P14"><text:span text:style-name="CharStyle11">“How fair you are, my dear, 15 how fair with dove-like eyes!” And how fair you are, my dar- 16 ling,</text:span></text:p>
        <text:p text:style-name="P55"><text:span text:style-name="CharStyle11">oh how sweet!</text:span></text:p>
        <text:p text:style-name="P34"><text:span text:style-name="CharStyle11">Our bed of love is the green sward,</text:span></text:p>
        <text:p text:style-name="P27"><text:span text:style-name="CharStyle11">our roof-beams are yon cedar- 17 boughs,</text:span></text:p>
        <text:p text:style-name="P56"><text:span text:style-name="CharStyle11">our rafters are the firs.</text:span></text:p>
        <text:list xml:id="list8747605805513199701" text:style-name="L3">
          <text:list-item>
            <text:p text:style-name="P125"><text:span text:style-name="CharStyle11"><text:tab/>am only a blossom of the </text:span><text:span text:style-name="CharStyle13">sy </text:span><text:span text:style-name="CharStyle11">plain,<text:tab/>“</text:span></text:p>
          </text:list-item>
        </text:list>
        <text:p text:style-name="P55"><text:span text:style-name="CharStyle11">a mere lily of the dale.</text:span></text:p>
        <text:p text:style-name="P16"><text:span text:style-name="CharStyle11">“Like a lily among briars,<text:tab/>2</text:span></text:p>
        <text:p text:style-name="P55"><text:span text:style-name="CharStyle11">so is my dear among women!” And like an apple-tree in the 3 forest,</text:span></text:p>
        <text:p text:style-name="P56"><text:span text:style-name="CharStyle11">so is my darling among men; under his shadow I love to lie, tasting his sweet fruit.</text:span></text:p>
        <text:p text:style-name="P14"><text:span text:style-name="CharStyle11">He has brought me to his 4 chamber of joy, hung over with love.</text:span></text:p>
        <text:p text:style-name="P16"><text:span text:style-name="CharStyle11">Sustain me with raisins,<text:tab/>S</text:span></text:p>
        <text:p text:style-name="P87"><text:span text:style-name="CharStyle11">revive me with apples, for I swoon w</text:span><text:span text:style-name="CharStyle11"><text:span text:style-name="T1">r</text:span></text:span><text:span text:style-name="CharStyle11">ith love!</text:span></text:p>
        <text:p text:style-name="P91"><text:span text:style-name="CharStyle11">Let his left hand caress my head, 6<text:line-break/>let his right hand embrace me.</text:span></text:p>
      </text:section>
      <text:section text:style-name="Sect1" text:name="Section1">
        <text:list xml:id="list2825217709420571535" text:style-name="L4">
          <text:list-item>
            <text:p text:style-name="P120"><text:span text:style-name="CharStyle11"><text:tab/></text:span><text:span text:style-name="CharStyle12">0</text:span><text:span text:style-name="CharStyle11"> maidens of Jerusalem, I</text:span></text:p>
          </text:list-item>
        </text:list>
        <text:p text:style-name="P58"><text:span text:style-name="CharStyle11">charge you,</text:span></text:p>
        <text:p text:style-name="P21"><text:span text:style-name="CharStyle11">by the roe-deer and the hinds, never rouse lovers, never stir them,</text:span></text:p>
        <text:p text:style-name="P24"><text:span text:style-name="CharStyle11">till they are satisfied.</text:span></text:p>
        <text:list xml:id="list182607555492568" text:continue-numbering="true" text:style-name="L4">
          <text:list-item>
            <text:p text:style-name="P103"><text:span text:style-name="CharStyle11"><text:tab/>Listen, it is my darling,</text:span></text:p>
          </text:list-item>
        </text:list>
        <text:p text:style-name="P20"><text:span text:style-name="CharStyle11">there he is, coming to me, leaping across the mountains, bounding over the hills!</text:span></text:p>
        <text:list xml:id="list182607750506358" text:continue-numbering="true" text:style-name="L4">
          <text:list-item>
            <text:p text:style-name="P103"><text:span text:style-name="CharStyle11"><text:tab/>There he stands behind our wall,</text:span></text:p>
          </text:list-item>
        </text:list>
        <text:p text:style-name="P66"><text:span text:style-name="CharStyle11">gazing through the window, glancing through the lattice!</text:span></text:p>
        <text:list xml:id="list182607443997057" text:continue-numbering="true" text:style-name="L4">
          <text:list-item>
            <text:p text:style-name="P104"><text:span text:style-name="CharStyle11"><text:tab/>And he calls to me, my darling,</text:span></text:p>
          </text:list-item>
        </text:list>
        <text:p text:style-name="P20"><text:span text:style-name="CharStyle11">“Come, dear,come, my beauty!</text:span></text:p>
        <text:list xml:id="list182606568016752" text:continue-numbering="true" text:style-name="L4">
          <text:list-item>
            <text:p text:style-name="P104"><text:span text:style-name="CharStyle11"><text:tab/>For winter is over,</text:span></text:p>
          </text:list-item>
        </text:list>
        <text:p text:style-name="P20"><text:span text:style-name="CharStyle11">the rains are by,</text:span></text:p>
        <text:list xml:id="list182607494643616" text:continue-numbering="true" text:style-name="L4">
          <text:list-item>
            <text:p text:style-name="P104"><text:span text:style-name="CharStyle11"><text:tab/>the country’s a-flower,</text:span></text:p>
          </text:list-item>
        </text:list>
        <text:p text:style-name="P81"><text:span text:style-name="CharStyle11">’tis the season for pruning, the ring-dove’s note is heard,</text:span></text:p>
        <text:list xml:id="list182608196993065" text:continue-numbering="true" text:style-name="L4">
          <text:list-item>
            <text:p text:style-name="P105"><text:span text:style-name="CharStyle11"><text:tab/>the figs are ripening red,</text:span></text:p>
          </text:list-item>
        </text:list>
        <text:p text:style-name="P47"><text:span text:style-name="CharStyle11">the vines are all blossom and fragrance—</text:span></text:p>
        <text:p text:style-name="P49"><text:span text:style-name="CharStyle11">come, dear, come away, my beauty!</text:span></text:p>
        <text:list xml:id="list182606847317975" text:continue-numbering="true" text:style-name="L4">
          <text:list-item>
            <text:p text:style-name="P104"><text:span text:style-name="CharStyle11"><text:tab/></text:span><text:span text:style-name="CharStyle12">0</text:span><text:span text:style-name="CharStyle11"> my dove, from the clefts of</text:span></text:p>
          </text:list-item>
        </text:list>
        <text:p text:style-name="P60"><text:span text:style-name="CharStyle11">your rock,</text:span></text:p>
        <text:p text:style-name="P22"><text:span text:style-name="CharStyle11">from your nook in the cliff, oh let me see your form, let me hear your voice, your voice so sweet, your form so fair!”</text:span></text:p>
        <text:list xml:id="list182607970897346" text:continue-numbering="true" text:style-name="L4">
          <text:list-item>
            <text:p text:style-name="P104"><text:span text:style-name="CharStyle11"><text:tab/>(Catch us the foxes,</text:span></text:p>
          </text:list-item>
        </text:list>
        <text:p text:style-name="P25"><text:span text:style-name="CharStyle11">the little foxes, that gnaw at our vines, when the vines are in bloom.)</text:span></text:p>
        <text:list xml:id="list182606372690800" text:continue-numbering="true" text:style-name="L4">
          <text:list-item>
            <text:p text:style-name="P97"><text:span text:style-name="CharStyle11"><text:tab/>My darling is mine, and I am his,</text:span></text:p>
          </text:list-item>
        </text:list>
        <text:p text:style-name="P18"><text:span text:style-name="CharStyle11">he feeds among my lilies.</text:span></text:p>
        <text:list xml:id="list182607094447478" text:continue-numbering="true" text:style-name="L4">
          <text:list-item>
            <text:p text:style-name="P98"><text:span text:style-name="CharStyle11"><text:tab/>Till the cool of the dawn,</text:span></text:p>
          </text:list-item>
        </text:list>
        <text:p text:style-name="P22"><text:span text:style-name="CharStyle11">till the shadows depart, oh turn to me, darling, and play like a roe or a hart on my perfumed slopes!</text:span></text:p>
        <text:p text:style-name="P69"><text:span text:style-name="CharStyle11">Night after night in bed I dreamed I sought my be­loved,</text:span></text:p>
        <text:p text:style-name="P19"><text:span text:style-name="CharStyle11">and sought him in vain.</text:span></text:p>
        <text:p text:style-name="P31"><text:span text:style-name="CharStyle11">“I will rise and search the 2 town,” said I,</text:span></text:p>
        <text:p text:style-name="P53"><text:span text:style-name="CharStyle11">“through street and square, in quest of my beloved”; but all in vain.</text:span></text:p>
        <text:p text:style-name="P31"><text:span text:style-name="CharStyle11">The watchmen met me on their 3 rounds;</text:span></text:p>
        <text:p text:style-name="P26"><text:span text:style-name="CharStyle11">“Have you seen my beloved?”</text:span></text:p>
        <text:p text:style-name="P88"><text:span text:style-name="CharStyle11">I said.</text:span></text:p>
        <text:p text:style-name="P10"><text:span text:style-name="CharStyle11">Scarce had I left them<text:tab/></text:span><text:span text:style-name="CharStyle12">4</text:span></text:p>
        <text:p text:style-name="P26"><text:span text:style-name="CharStyle11">when I found my own beloved;</text:span></text:p>
        <text:p text:style-name="P17"><text:span text:style-name="CharStyle11">I held him fast in my embrace and brought him to my mother’s house.</text:span></text:p>
        <text:p text:style-name="P5"><text:span text:style-name="CharStyle11">What is this, coming up from 6 the country, like columns of smoke, perfumed with myrrh and frank­incense,</text:span></text:p>
        <text:p text:style-name="P54"><text:span text:style-name="CharStyle11">with every scent to be bought? ’Tis the palanquin of Solomon, 7 with sixty of a guard, sixty of Israel’s braves, armed each with a sword,<text:tab/>8</text:span></text:p>
        <text:p text:style-name="P57"><text:span text:style-name="CharStyle11">all expert in fight, each with sword on thigh for alarms by night.</text:span></text:p>
        <text:p text:style-name="P6"><text:span text:style-name="CharStyle11">My king has made him a sedan 9 of wood from Lebanon, silver the feet of it,<text:tab/>10</text:span></text:p>
        <text:p text:style-name="P53"><text:span text:style-name="CharStyle11">golden the back of it, purple the seat of it, inlaid with ebony.</text:span></text:p>
        <text:p text:style-name="P12"><text:span text:style-name="CharStyle11">Maidens of Sion,<text:tab/>11</text:span></text:p>
        <text:p text:style-name="P57"><text:span text:style-name="CharStyle11">come, look at my king, crowned by his mother the day of his marriage, the day of his rapture.</text:span></text:p>
        <text:p text:style-name="P32"><text:span text:style-name="CharStyle11">“Ah, you are fair, my dear, </text:span><text:span text:style-name="CharStyle13">A </text:span><text:span text:style-name="CharStyle11">so fair,<text:tab/></text:span><text:span text:style-name="CharStyle15">tc</text:span><text:span text:style-name="CharStyle15"><text:span text:style-name="T1">1</text:span></text:span></text:p>
        <text:p text:style-name="P71"><text:span text:style-name="CharStyle11">with dove-like eyes behind your veil!</text:span></text:p>
        <text:p text:style-name="P31"><text:span text:style-name="CharStyle11">Dark stream the tresses of your hair</text:span></text:p>
        <text:p text:style-name="P26"><text:span text:style-name="CharStyle11">like goats a-down the slopes of Gilead;</text:span></text:p>
        <text:p text:style-name="P83"><text:span text:style-name="CharStyle11">your teeth are like shorn ewes 2 fresh from the dipping,</text:span></text:p>
      </text:section>
      <text:section text:style-name="Sect1" text:name="Section2">
        <text:p text:style-name="P126"><text:span text:style-name="CharStyle11">paired together in rows,<text:line-break/>not one a-wanting;</text:span></text:p>
        <text:list xml:id="list7990329369488138369" text:style-name="L5">
          <text:list-item>
            <text:p text:style-name="P106"><text:span text:style-name="CharStyle11"><text:tab/>your lips like a scarlet thread,</text:span></text:p>
          </text:list-item>
        </text:list>
        <text:p text:style-name="P85"><text:span text:style-name="CharStyle11">your mouth so delicious; your cheeks like slices of pome­granate</text:span></text:p>
        <text:p text:style-name="P49"><text:span text:style-name="CharStyle11">behind your veil;</text:span></text:p>
        <text:list xml:id="list182607724909671" text:continue-numbering="true" text:style-name="L5">
          <text:list-item>
            <text:p text:style-name="P107"><text:span text:style-name="CharStyle11"><text:tab/>your neck like David’s tower</text:span></text:p>
          </text:list-item>
        </text:list>
        <text:p text:style-name="P85"><text:span text:style-name="CharStyle11">adorned with trophies, hung round with a thousand targes,</text:span></text:p>
        <text:p text:style-name="P61"><text:span text:style-name="CharStyle11">all armour of heroes;</text:span></text:p>
        <text:list xml:id="list182608197826360" text:continue-numbering="true" text:style-name="L5">
          <text:list-item>
            <text:p text:style-name="P107"><text:span text:style-name="CharStyle11"><text:tab/>your breasts like a pair of fawns,</text:span></text:p>
          </text:list-item>
        </text:list>
        <text:p text:style-name="P61"><text:span text:style-name="CharStyle11">twins of a roe-deer!</text:span></text:p>
        <text:list xml:id="list182608453875793" text:continue-numbering="true" text:style-name="L5">
          <text:list-item>
            <text:p text:style-name="P107"><text:span text:style-name="CharStyle11"><text:tab/>Yes, till the cool of the dawn,</text:span></text:p>
          </text:list-item>
        </text:list>
        <text:p text:style-name="P49"><text:span text:style-name="CharStyle11">till the shadows depart,</text:span></text:p>
        <text:p text:style-name="P47"><text:span text:style-name="CharStyle11">I will hie me to your scented slopes,</text:span></text:p>
        <text:p text:style-name="P49"><text:span text:style-name="CharStyle11">your fragrant charms.</text:span></text:p>
        <text:list xml:id="list182608098230353" text:continue-numbering="true" text:style-name="L5">
          <text:list-item>
            <text:p text:style-name="P107"><text:span text:style-name="CharStyle11"><text:tab/>You are all fair, my dear,</text:span></text:p>
          </text:list-item>
        </text:list>
        <text:p text:style-name="P51"><text:span text:style-name="CharStyle11">you are spotless.</text:span></text:p>
        <text:list xml:id="list182606812450262" text:continue-numbering="true" text:style-name="L5">
          <text:list-item>
            <text:p text:style-name="P107"><text:span text:style-name="CharStyle11"><text:tab/>Come from Lebanon, bride of</text:span></text:p>
          </text:list-item>
        </text:list>
        <text:p text:style-name="P60"><text:span text:style-name="CharStyle11">mine,</text:span></text:p>
        <text:p text:style-name="P85"><text:span text:style-name="CharStyle11">come with me from Lebanon, from the peak of Amana, the lair of the lions, from the peaks of Shenir and Hermon,</text:span></text:p>
        <text:p text:style-name="P51"><text:span text:style-name="CharStyle11">the hill-haunt of panthers.</text:span></text:p>
        <text:list xml:id="list182607928534952" text:continue-numbering="true" text:style-name="L5">
          <text:list-item>
            <text:p text:style-name="P107"><text:span text:style-name="CharStyle11"><text:tab/>My bride, my own,</text:span></text:p>
          </text:list-item>
        </text:list>
        <text:p text:style-name="P85"><text:span text:style-name="CharStyle11">you have ravished my heart, you have ravished my heart with a glance from your eye, with a turn of your neck! xo How sweet your caresses, my bride, my own, far sweeter than wine!</text:span></text:p>
        <text:list xml:id="list5174673791781077390" text:style-name="L6">
          <text:list-item>
            <text:p text:style-name="P108"><text:span text:style-name="CharStyle11"><text:tab/>Your lips drop honey, my bride,</text:span></text:p>
          </text:list-item>
        </text:list>
        <text:p text:style-name="P49"><text:span text:style-name="CharStyle11">your whispers are honey and milk;</text:span></text:p>
        <text:p text:style-name="P47"><text:span text:style-name="CharStyle11">the scent of your robes is as scent of Lebanon,</text:span></text:p>
        <text:p text:style-name="P67"><text:span text:style-name="CharStyle15">io<text:tab/></text:span><text:span text:style-name="CharStyle11">no spice so sweet as your fragrance.</text:span></text:p>
        <text:list xml:id="list182606744455281" text:continue-numbering="true" text:style-name="L6">
          <text:list-item>
            <text:p text:style-name="P102"><text:span text:style-name="CharStyle11"><text:tab/>My own, my bride, a garden en­</text:span></text:p>
          </text:list-item>
        </text:list>
        <text:p text:style-name="P59"><text:span text:style-name="CharStyle11">closed,</text:span></text:p>
        <text:p text:style-name="P50"><text:span text:style-name="CharStyle11">a spring of water sealed se­cure!</text:span></text:p>
        <text:p text:style-name="P46"><text:span text:style-name="CharStyle11">Your charms are a pomegranate 13 paradise—</text:span></text:p>
        <text:p text:style-name="P65"><text:span text:style-name="CharStyle11">with henna and roses, and spikenard and saffron,<text:tab/>14</text:span></text:p>
        <text:p text:style-name="P64"><text:span text:style-name="CharStyle11">with cassia and cinnamon, all sorts of frankincense, with myrrh and with eaglewood, all the best spices!</text:span></text:p>
        <text:p text:style-name="P46"><text:span text:style-name="CharStyle11">You are the fountain of my 15 garden,</text:span></text:p>
        <text:p text:style-name="P84"><text:span text:style-name="CharStyle11">a well of fresh water, like streams from Lebanon.</text:span></text:p>
        <text:list xml:id="list1536402001935571555" text:style-name="L7">
          <text:list-item>
            <text:p text:style-name="P109"><text:span text:style-name="CharStyle11"><text:s/>north wind, waken,<text:tab/>16</text:span></text:p>
          </text:list-item>
        </text:list>
        <text:list xml:id="list7829279835725594121" text:style-name="L8">
          <text:list-item>
            <text:p text:style-name="P127"><text:span text:style-name="CharStyle11"><text:tab/>south wind, blow, and breathe on my garden</text:span></text:p>
          </text:list-item>
        </text:list>
        <text:p text:style-name="P43"><text:span text:style-name="CharStyle11">to waft out the perfume!”</text:span></text:p>
        <text:p text:style-name="P45"><text:span text:style-name="CharStyle11">Let my darling come into his garden,</text:span></text:p>
        <text:p text:style-name="P43"><text:span text:style-name="CharStyle11">let him taste the choice fruits that are his!</text:span></text:p>
        <text:p text:style-name="P15"><text:span text:style-name="CharStyle11">“My own, my bride, I come e* into my garden, to gather me balsam and myrrh,</text:span></text:p>
        <text:p text:style-name="P76"><text:span text:style-name="CharStyle11">to eat my honey in the comb, to drink my wine and milk.”</text:span></text:p>
        <text:p text:style-name="P92"><text:span text:style-name="CharStyle11">(Eat away, dear ones, drink your fill of love!)</text:span></text:p>
        <text:list xml:id="list182606760357220" text:continue-numbering="true" text:style-name="L8">
          <text:list-item>
            <text:p text:style-name="P110"><text:span text:style-name="CharStyle11"><text:tab/>slept, but my heart lay 2</text:span></text:p>
          </text:list-item>
        </text:list>
        <text:p text:style-name="P93"><text:span text:style-name="CharStyle11">waking;</text:span></text:p>
        <text:list xml:id="list182543679647665" text:style-name="L7">
          <text:list-item>
            <text:p text:style-name="P128"><text:span text:style-name="CharStyle11"><text:tab/>dreamed—ah! there is my darling knocking!</text:span></text:p>
          </text:list-item>
        </text:list>
        <text:p text:style-name="P5"><text:span text:style-name="CharStyle11">“Open to me, my own,” he calls, “my dear, my dove, my para- gon!</text:span></text:p>
        <text:p text:style-name="P5"><text:span text:style-name="CharStyle11">My head is drenched with dew, my hair with drops of the night.”</text:span></text:p>
        <text:p text:style-name="P94"><text:span text:style-name="CharStyle11">“But I have doffed my robe; </text:span><text:span text:style-name="CharStyle12">3 </text:span><text:span text:style-name="CharStyle11">why should I don it?</text:span></text:p>
        <text:p text:style-name="P8"><text:span text:style-name="CharStyle11">My feet are bathed;</text:span></text:p>
        <text:p text:style-name="P44"><text:span text:style-name="CharStyle11">why should I soil them?”</text:span></text:p>
        <text:p text:style-name="P5"><text:span text:style-name="CharStyle11">Then my darling put his hand in, 4 his right hand at the door, and my heart yearned for him; how my soul fainted when I heard him!</text:span></text:p>
        <text:list xml:id="list7720569039488684419" text:style-name="L9">
          <text:list-item>
            <text:p text:style-name="P121"><text:span text:style-name="CharStyle11"><text:tab/>So I rose to let my darling in,</text:span></text:p>
          </text:list-item>
        </text:list>
        <text:p text:style-name="P86"><text:span text:style-name="CharStyle11">my hands all moist with myrrh,</text:span></text:p>
        <text:p text:style-name="P62"><text:span text:style-name="CharStyle11">my fingers' wet with liquid myrrh,</text:span></text:p>
        <text:p text:style-name="P86"><text:span text:style-name="CharStyle11">that dripped on the catch of the bolt.</text:span></text:p>
        <text:list xml:id="list182607466112709" text:continue-numbering="true" text:style-name="L9">
          <text:list-item>
            <text:p text:style-name="P111"><text:span text:style-name="CharStyle11"><text:tab/>I opened to my darling,</text:span></text:p>
          </text:list-item>
        </text:list>
        <text:p text:style-name="P78"><text:span text:style-name="CharStyle11">but, my darling, he had gone; I sought him, but I could not find him,</text:span></text:p>
        <text:p text:style-name="P78"><text:span text:style-name="CharStyle11">I called, he never answered.</text:span></text:p>
        <text:list xml:id="list182606850718882" text:continue-numbering="true" text:style-name="L9">
          <text:list-item>
            <text:p text:style-name="P113"><text:span text:style-name="CharStyle11"><text:tab/>The watchmen met me on their</text:span></text:p>
          </text:list-item>
        </text:list>
        <text:p text:style-name="P89"><text:span text:style-name="CharStyle11">rounds,</text:span></text:p>
        <text:p text:style-name="P78"><text:span text:style-name="CharStyle11">struck me and wounded me; they robbed me of my mantle, these warders of the walls.</text:span></text:p>
        <text:list xml:id="list182607921885479" text:continue-numbering="true" text:style-name="L9">
          <text:list-item>
            <text:p text:style-name="P113"><text:span text:style-name="CharStyle11"><text:tab/>O maidens of Jerusalem, I</text:span></text:p>
          </text:list-item>
        </text:list>
        <text:p text:style-name="P80"><text:span text:style-name="CharStyle11">charge you, if you find my darling, tell my darling this, that I am lovesick.</text:span></text:p>
        <text:list xml:id="list182606472324512" text:continue-numbering="true" text:style-name="L9">
          <text:list-item>
            <text:p text:style-name="P113"><text:span text:style-name="CharStyle11"><text:tab/>“And what is your darling more</text:span></text:p>
          </text:list-item>
        </text:list>
        <text:p text:style-name="P89"><text:span text:style-name="CharStyle11">than another,</text:span></text:p>
        <text:p text:style-name="P78"><text:span text:style-name="CharStyle11">O fairest of women?</text:span></text:p>
        <text:p text:style-name="P62"><text:span text:style-name="CharStyle11">What is your darling above all others,</text:span></text:p>
        <text:p text:style-name="P79"><text:span text:style-name="CharStyle11">that you charge us thus?”</text:span></text:p>
        <text:list xml:id="list182608441393088" text:continue-numbering="true" text:style-name="L9">
          <text:list-item>
            <text:p text:style-name="P114"><text:span text:style-name="CharStyle11"><text:tab/>Fresh and ruddy is my darling,</text:span></text:p>
          </text:list-item>
        </text:list>
        <text:p text:style-name="P78"><text:span text:style-name="CharStyle11">the pick of ten thousand;</text:span></text:p>
        <text:list xml:id="list182607575754639" text:continue-numbering="true" text:style-name="L9">
          <text:list-item>
            <text:p text:style-name="P114"><text:span text:style-name="CharStyle11"><text:tab/>his head is a crown of gold,</text:span></text:p>
          </text:list-item>
        </text:list>
        <text:p text:style-name="P78"><text:span text:style-name="CharStyle11">his curls black as the raven,</text:span></text:p>
        <text:list xml:id="list182607071223829" text:continue-numbering="true" text:style-name="L9">
          <text:list-item>
            <text:p text:style-name="P114"><text:span text:style-name="CharStyle11"><text:tab/>his eyes like doves upon the</text:span></text:p>
          </text:list-item>
        </text:list>
        <text:p text:style-name="P89"><text:span text:style-name="CharStyle11">water,</text:span></text:p>
        <text:p text:style-name="P86"><text:span text:style-name="CharStyle11">bathed in milk, limpid and swimming,</text:span></text:p>
        <text:list xml:id="list182606735634213" text:continue-numbering="true" text:style-name="L9">
          <text:list-item>
            <text:p text:style-name="P99"><text:span text:style-name="CharStyle11"><text:tab/>his cheeks are beds of balsam-</text:span></text:p>
          </text:list-item>
        </text:list>
        <text:p text:style-name="P90"><text:span text:style-name="CharStyle11">flower,</text:span></text:p>
        <text:p text:style-name="P77"><text:span text:style-name="CharStyle11">banks of sweet perfume, his lips are lilies red, breathing liquid myrrh,</text:span></text:p>
        <text:list xml:id="list182607443028993" text:continue-numbering="true" text:style-name="L9">
          <text:list-item>
            <text:p text:style-name="P100"><text:span text:style-name="CharStyle11"><text:tab/>his fingers are golden tapers</text:span></text:p>
          </text:list-item>
        </text:list>
        <text:p text:style-name="P75"><text:span text:style-name="CharStyle11">tipped with topaz pink,<text:line-break/>his body is wrought of ivory<text:line-break/>blue-veined with sapphire,</text:span></text:p>
        <text:list xml:id="list182608447674632" text:continue-numbering="true" text:style-name="L9">
          <text:list-item>
            <text:p text:style-name="P100"><text:span text:style-name="CharStyle11"><text:tab/>his limbs are marble columns</text:span></text:p>
          </text:list-item>
        </text:list>
        <text:p text:style-name="P77"><text:span text:style-name="CharStyle11">resting on sockets of gold, he towers to the eye like Leba­non,</text:span></text:p>
        <text:p text:style-name="P77"><text:span text:style-name="CharStyle11">as lordly as a cedar,</text:span></text:p>
        <text:p text:style-name="P11"><text:span text:style-name="CharStyle11">his kisses are utterly sweet—<text:tab/>16</text:span></text:p>
        <text:p text:style-name="P26"><text:span text:style-name="CharStyle11">he is all a delight!</text:span></text:p>
        <text:p text:style-name="P8"><text:span text:style-name="CharStyle11">And that is my darling, my dear,</text:span></text:p>
        <text:p text:style-name="P29"><text:span text:style-name="CharStyle11">O maidens of Jerusalem!</text:span></text:p>
        <text:p text:style-name="P33"><text:span text:style-name="CharStyle11">“And where has your darling /: gone,<text:tab/>”</text:span></text:p>
        <text:p text:style-name="P53"><text:span text:style-name="CharStyle11">0 fairest of women? where has your darling wan­dered,</text:span></text:p>
        <text:p text:style-name="P29"><text:span text:style-name="CharStyle11">that we may look for him too?”</text:span></text:p>
        <text:p text:style-name="P5"><text:span text:style-name="CharStyle11">My darling goes to his garden, 2 to flower-beds of balsam, to feed within his garden, and to gather lilies.</text:span></text:p>
        <text:p text:style-name="P31"><text:span text:style-name="CharStyle11">For I am my darling’s, my dar- </text:span><text:span text:style-name="CharStyle12">3 </text:span><text:span text:style-name="CharStyle11">ling ie mine,</text:span></text:p>
        <text:p text:style-name="P29"><text:span text:style-name="CharStyle11">he feeds among my lilies.</text:span></text:p>
        <text:p text:style-name="P31"><text:span text:style-name="CharStyle11">“You are fair as a crocus, my 4 dear,</text:span></text:p>
        <text:p text:style-name="P53"><text:span text:style-name="CharStyle11">lovely as a lily of the valley; you overawe me like an army with banners—</text:span></text:p>
        <text:p text:style-name="P26"><text:span text:style-name="CharStyle11">ah, turn aside those eyes of 5 yours,</text:span></text:p>
        <text:p text:style-name="P26"><text:span text:style-name="CharStyle11">they daunt me!</text:span></text:p>
        <text:p text:style-name="P31"><text:span text:style-name="CharStyle11">Dark stream the tresses of your hair</text:span></text:p>
        <text:p text:style-name="P26"><text:span text:style-name="CharStyle11">like goats a-down the slopes of Gilead;</text:span></text:p>
        <text:p text:style-name="P5"><text:span text:style-name="CharStyle11">your teeth are like shorn ewes 6 fresh from the dipping, paired together in rows, not one a-wanting; your cheeks like slices of pome- 7 granate</text:span></text:p>
        <text:p text:style-name="P30"><text:span text:style-name="CharStyle11">behind your veil.”</text:span></text:p>
        <text:p text:style-name="P15"><text:span text:style-name="CharStyle11">Sixty queens had Solomon, 8 eighty concubines, maidens without number; but one alone is my dove, my 9 spotless one,</text:span></text:p>
        <text:p text:style-name="P28"><text:span text:style-name="CharStyle11">her mother’s own darling.</text:span></text:p>
        <text:p text:style-name="P15"><text:span text:style-name="CharStyle11">Women eye and honour her, queens, concubines, sing in praise of her:</text:span></text:p>
        <text:p text:style-name="P35"><text:span text:style-name="CharStyle11">“Who is this, glowing like the 10 dawn,</text:span></text:p>
        <text:p text:style-name="P23"><text:span text:style-name="CharStyle11">fair as the moon, clear as the sun, overawing like an army with banners?”</text:span></text:p>
        <text:p text:style-name="P68"><text:span text:style-name="CharStyle16">ti </text:span><text:span text:style-name="CharStyle11">Down I went to the walnut- bower,</text:span></text:p>
        <text:p text:style-name="P49"><text:span text:style-name="CharStyle11">to see the green plants of the dale,</text:span></text:p>
        <text:p text:style-name="P47"><text:span text:style-name="CharStyle11">to see if the vines were a-bud- ding,</text:span></text:p>
        <text:p text:style-name="P52"><text:span text:style-name="CharStyle11">and the pomegranates in flower.</text:span></text:p>
        <text:list xml:id="list182543908247000" text:style-name="L6">
          <text:list-item>
            <text:p text:style-name="P117"><text:span text:style-name="CharStyle11"><text:tab/>“Maid of Shulem, turn, ah turn, turn, ah turn, that we may see you.”</text:span></text:p>
          </text:list-item>
        </text:list>
        <text:p text:style-name="P47"><text:span text:style-name="CharStyle11">And what would you see in the maid of Shulem?</text:span></text:p>
        <text:p text:style-name="P51"><text:soft-page-break/><text:span text:style-name="CharStyle11">“We would see her in the sword-dance.”</text:span></text:p>
        <text:p text:style-name="Body_20_text_20__28_3_29__20__2b__20_DropCap1">7<text:span text:style-name="CharStyle4"> How neatly you trip it,</text:span></text:p>
        <text:p text:style-name="P48"><text:span text:style-name="CharStyle11">O princess mine, your thighs are swaying like links of a chain that a master-hand has moulded;</text:span></text:p>
        <text:list xml:id="list182544732590284" text:style-name="L7">
          <text:list-item>
            <text:p text:style-name="P118"><text:span text:style-name="CharStyle11"><text:tab/>your waist is round as a goblet (ever be it filled!); your body a bundle of wheat encircled by lilies;</text:span></text:p>
          </text:list-item>
          <text:list-item>
            <text:p text:style-name="P129"><text:span text:style-name="CharStyle12"><text:tab/></text:span><text:span text:style-name="CharStyle11">your breasts like a pair of fawns, twins of a roe-deer;</text:span></text:p>
          </text:list-item>
          <text:list-item>
            <text:p text:style-name="P118"><text:span text:style-name="CharStyle11"><text:tab/>your neck like an ivory tower, your head on it lofty as Kar- mel;</text:span></text:p>
          </text:list-item>
        </text:list>
        <text:p text:style-name="P47"><text:span text:style-name="CharStyle11">your eyes like the pools at Heshbon,</text:span></text:p>
        <text:p text:style-name="P49"><text:span text:style-name="CharStyle11">by the gate of that populous town;</text:span></text:p>
        <text:p text:style-name="P47"><text:span text:style-name="CharStyle11">your nose like the tower at Lebanon</text:span></text:p>
        <text:p text:style-name="P49"><text:span text:style-name="CharStyle11">that faces Damascus;</text:span></text:p>
        <text:list xml:id="list182607404183289" text:continue-numbering="true" text:style-name="L7">
          <text:list-item>
            <text:p text:style-name="P119"><text:span text:style-name="CharStyle12"><text:tab/></text:span><text:span text:style-name="CharStyle11">your hair as glossy as purple— its tresses hold captive your lord;</text:span></text:p>
          </text:list-item>
          <text:list-item>
            <text:p text:style-name="P129"><text:span text:style-name="CharStyle12"><text:tab/></text:span><text:span text:style-name="CharStyle11">“How fair, O my love!” he cries, “how delicious for love’s delight!</text:span></text:p>
          </text:list-item>
        </text:list>
        <text:p text:style-name="P31"><text:span text:style-name="CharStyle11">You stand there straight as a </text:span><text:span text:style-name="CharStyle12">7 </text:span><text:span text:style-name="CharStyle11">palm,</text:span></text:p>
        <text:p text:style-name="P26"><text:span text:style-name="CharStyle11">with breasts like clusters of fruit;</text:span></text:p>
        <text:p text:style-name="P83"><text:span text:style-name="CharStyle11">methinks I will climb that palm, </text:span><text:span text:style-name="CharStyle12">8 </text:span><text:span text:style-name="CharStyle11">taking hold of the boughs!</text:span></text:p>
        <text:p text:style-name="P31"><text:span text:style-name="CharStyle11">Oh may your breasts be clusters of fruit,</text:span></text:p>
        <text:p text:style-name="P26"><text:span text:style-name="CharStyle11">and your breath sweet as an apple!</text:span></text:p>
        <text:p text:style-name="P31"><text:span text:style-name="CharStyle11">May your kisses be exquisite </text:span><text:span text:style-name="CharStyle12">9 </text:span><text:span text:style-name="CharStyle11">wine</text:span></text:p>
        <text:p text:style-name="P74"><text:span text:style-name="CharStyle11">that slips so smoothly down, gliding over the lips and the teeth!”</text:span></text:p>
        <text:p text:style-name="P9"><text:span text:style-name="CharStyle11">I am my darling’s, and he—<text:tab/>10</text:span></text:p>
        <text:p text:style-name="P26"><text:span text:style-name="CharStyle11">he is longing for me.</text:span></text:p>
        <text:p text:style-name="P31"><text:span text:style-name="CharStyle11">Come away to the fields, O my 11 darling,</text:span></text:p>
        <text:p text:style-name="P26"><text:span text:style-name="CharStyle11">let us sleep in the blossoms of henna,</text:span></text:p>
        <text:p text:style-name="P31"><text:span text:style-name="CharStyle11">and hie us at dawn to the vine- 12 yards,</text:span></text:p>
        <text:p text:style-name="P26"><text:span text:style-name="CharStyle11">to see if the vines are a-bud- ding,</text:span></text:p>
        <text:p text:style-name="P63"><text:span text:style-name="CharStyle11">if their blossoms are open, if pomegranates bloom;</text:span></text:p>
        <text:p text:style-name="P31"><text:span text:style-name="CharStyle11">and there I will give you caresses of love,</text:span></text:p>
        <text:p text:style-name="P26"><text:span text:style-name="CharStyle11">love’s apples yielding their 13 scent,</text:span></text:p>
        <text:p text:style-name="P31"><text:span text:style-name="CharStyle11">and the fruitage of all my charms—</text:span></text:p>
        <text:p text:style-name="P8"><text:span text:style-name="CharStyle11">choice fruits, old and new,</text:span></text:p>
        <text:p text:style-name="P26"><text:span text:style-name="CharStyle11">I have kept them, my darling, for you.</text:span></text:p>
        <text:p text:style-name="P5"><text:span text:style-name="CharStyle11">Ah, were you but my brother, o nursed at the breasts of my ® mother,</text:span></text:p>
        <text:p text:style-name="P31"><text:span text:style-name="CharStyle11">I would kiss you wherever I met you,</text:span></text:p>
        <text:p text:style-name="P26"><text:span text:style-name="CharStyle11">with none to despise me;</text:span></text:p>
        <text:p text:style-name="P31"><text:span text:style-name="CharStyle11">to my mother’s house would I 2 bring you,</text:span></text:p>
        <text:p text:style-name="P26"><text:span text:style-name="CharStyle11">to the chamber of her who bore me,</text:span></text:p>
        <text:p text:style-name="P31"><text:span text:style-name="CharStyle11">spiced wine would I give you to drink,</text:span></text:p>
        <text:p text:style-name="P26"><text:span text:style-name="CharStyle11">a draught of my pomegranate wine.</text:span></text:p>
        <text:list xml:id="list7373634492010004757" text:style-name="L10">
          <text:list-item>
            <text:p text:style-name="P115"><text:span text:style-name="CharStyle11"><text:tab/>(Who is this, coming up from the</text:span></text:p>
          </text:list-item>
        </text:list>
        <text:p text:style-name="P69"><text:span text:style-name="CharStyle11">country,</text:span></text:p>
        <text:p text:style-name="P40"><text:span text:style-name="CharStyle11">leaning on her darling?)</text:span></text:p>
        <text:p text:style-name="P70"><text:span text:style-name="CharStyle19">* * *</text:span></text:p>
        <text:p text:style-name="P82"><text:span text:style-name="CharStyle11">I woke you there, under the apple-tree,</text:span></text:p>
        <text:p text:style-name="P38"><text:span text:style-name="CharStyle11">just where you were swad­dled,</text:span></text:p>
        <text:p text:style-name="P39"><text:span text:style-name="CharStyle11">a babe, just there, by your mother.</text:span></text:p>
        <text:list xml:id="list182607712271014" text:continue-numbering="true" text:style-name="L10">
          <text:list-item>
            <text:p text:style-name="P112"><text:span text:style-name="CharStyle11"><text:tab/>Wear me as a seal close to your</text:span></text:p>
          </text:list-item>
        </text:list>
        <text:p text:style-name="P69"><text:span text:style-name="CharStyle11">heart,</text:span></text:p>
        <text:p text:style-name="P38"><text:span text:style-name="CharStyle11">wear me like a ring upon your hand;</text:span></text:p>
        <text:p text:style-name="P71"><text:span text:style-name="CharStyle11">for love is strong as death itself, and passion masters like the grave,</text:span></text:p>
        <text:p text:style-name="P72"><text:span text:style-name="CharStyle11">its flashes bum like flame,<text:line-break/>true lightning-flashes.</text:span></text:p>
        <text:list xml:id="list182607364673241" text:continue-numbering="true" text:style-name="L10">
          <text:list-item>
            <text:p text:style-name="P116"><text:span text:style-name="CharStyle11"><text:tab/>No floods can ever quench this</text:span></text:p>
          </text:list-item>
        </text:list>
        <text:p text:style-name="P69"><text:span text:style-name="CharStyle11">love,</text:span></text:p>
        <text:p text:style-name="P40"><text:span text:style-name="CharStyle11">no rivers drown it.</text:span></text:p>
        <text:p text:style-name="P82"><text:span text:style-name="CharStyle11">If a man offered all he has for love,</text:span></text:p>
        <text:p text:style-name="P41"><text:span text:style-name="CharStyle11">he would be laughed aside.</text:span></text:p>
        <text:list xml:id="list182607272047598" text:continue-numbering="true" text:style-name="L10">
          <text:list-item>
            <text:p text:style-name="P116"><text:span text:style-name="CharStyle11"><text:tab/>“We have a young sister,</text:span></text:p>
          </text:list-item>
        </text:list>
        <text:p text:style-name="P40"><text:span text:style-name="CharStyle11">and she has no breasts yet; but what shall we do with our sister,</text:span></text:p>
        <text:p text:style-name="P40"><text:span text:style-name="CharStyle11">when her wooers come?</text:span></text:p>
        <text:p text:style-name="P5"><text:span text:style-name="CharStyle11">If she holds out like a wall, </text:span><text:span text:style-name="CharStyle12">9 </text:span><text:span text:style-name="CharStyle11">we will adorn her with silver for dowry;</text:span></text:p>
        <text:p text:style-name="P31"><text:span text:style-name="CharStyle11">if she gives way to lovers like a door,</text:span></text:p>
        <text:p text:style-name="P29"><text:span text:style-name="CharStyle11">then we will plank her up.”</text:span></text:p>
        <text:p text:style-name="P13"><text:span text:style-name="CharStyle11">Now I was a wall,<text:tab/>io</text:span></text:p>
        <text:p text:style-name="P26"><text:span text:style-name="CharStyle11">with breasts like towers;</text:span></text:p>
        <text:p text:style-name="P31"><text:span text:style-name="CharStyle11">when my darling looked at me,</text:span></text:p>
        <text:p text:style-name="P29"><text:span text:style-name="CharStyle11">I won his heart.</text:span></text:p>
        <text:p text:style-name="P5"><text:span text:style-name="CharStyle11">“Solomon had once a vineyard II at Baal-Hermon, and he leased it out to keep­ers,</text:span></text:p>
        <text:p text:style-name="P26"><text:span text:style-name="CharStyle11">for a thousand silver pieces, for its </text:span><text:soft-page-break/><text:span text:style-name="CharStyle11">fruit.</text:span></text:p>
        <text:p text:style-name="P31"><text:span text:style-name="CharStyle11">I keep my vineyard to my- 12 self:</text:span></text:p>
        <text:p text:style-name="P26"><text:span text:style-name="CharStyle11">you are welcome to your silver, Solomon,</text:span></text:p>
        <text:p text:style-name="P29"><text:span text:style-name="CharStyle11">welcome to your fruit, you keepers!”</text:span></text:p>
        <text:p text:style-name="P83"><text:span text:style-name="CharStyle11">My comrades hear your voice, 13 girl in the garden haunt: ah, let me hear it too!—</text:span></text:p>
        <text:p text:style-name="P83"><text:span text:style-name="CharStyle11">“Hasten, then, O my darling; 14 play like a roe or a hart upon my scented slopes!”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avid" svg:font-family="David"/>
    <style:font-face style:name="Georgia" svg:font-family="Georgia"/>
    <style:font-face style:name="SimSun" svg:font-family="SimSun"/>
    <style:font-face style:name="Tahoma" svg:font-family="Tahoma"/>
    <style:font-face style:name="unifont" svg:font-family="unifont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position="0% 100%" style:font-name="unifont" fo:font-size="12pt" fo:letter-spacing="normal" fo:language="en" fo:country="US" style:font-name-asian="unifont" style:font-size-asian="12pt" style:language-asian="en" style:country-asian="US" style:font-name-complex="unifont" style:font-size-complex="12pt" style:language-complex="en" style:country-complex="US" style:text-scale="100%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 fo:background-color="transparent" style:text-autospace="ideograph-alpha" style:punctuation-wrap="hanging" style:line-break="strict" style:writing-mode="page">
        <style:background-image/>
      </style:paragraph-properties>
      <style:text-properties fo:color="#000000" style:text-position="0% 100%" style:font-name="unifont" fo:font-size="12pt" fo:letter-spacing="normal" fo:language="en" fo:country="US" style:font-name-asian="unifont" style:font-size-asian="12pt" style:language-asian="en" style:country-asian="US" style:font-name-complex="unifont" style:font-size-complex="12pt" style:language-complex="en" style:country-complex="US" style:text-scale="100%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ody_20_text_20__28_3_29_" style:display-name="Body text (3)" style:family="paragraph" style:master-page-name="">
      <style:graphic-properties draw:fill="solid" draw:fill-color="#ffffff" draw:opacity="100%"/>
      <style:paragraph-properties fo:margin-left="0in" fo:margin-right="0in" fo:margin-top="0in" fo:margin-bottom="0.0835in" loext:contextual-spacing="false" fo:line-height="0.1299in" fo:text-align="justify" style:justify-single-word="false" fo:text-indent="-0.222in" style:auto-text-indent="false" style:page-number="auto" fo:background-color="#ffffff"/>
      <style:text-properties style:text-line-through-style="none" style:text-line-through-type="none" style:font-name="Georgia" fo:font-family="Georgia" fo:font-size="8.5pt" fo:font-style="normal" style:text-underline-style="none" fo:font-weight="normal" style:font-name-asian="Georgia" style:font-family-asian="Georgia" style:font-size-asian="8.5pt" style:font-style-asian="normal" style:font-weight-asian="normal" style:font-name-complex="Georgia" style:font-family-complex="Georgia" style:font-size-complex="8.5pt" style:font-style-complex="normal" style:font-weight-complex="normal"/>
    </style:style>
    <style:style style:name="Header_20_or_20_footer" style:display-name="Header or footer" style:family="paragraph" style:master-page-name="">
      <style:graphic-properties draw:fill="solid" draw:fill-color="#ffffff" draw:opacity="100%"/>
      <style:paragraph-properties fo:line-height="0in" style:page-number="auto" fo:background-color="#ffffff"/>
      <style:text-properties style:text-line-through-style="none" style:text-line-through-type="none" style:font-name="David" fo:font-family="David" fo:font-size="9.5pt" fo:letter-spacing="normal" fo:font-style="normal" style:text-underline-style="none" fo:font-weight="normal" style:font-name-asian="David" style:font-family-asian="David" style:font-size-asian="9.5pt" style:font-style-asian="normal" style:font-weight-asian="normal" style:font-name-complex="David" style:font-family-complex="David" style:font-size-complex="9.5pt" style:font-style-complex="normal" style:font-weight-complex="normal"/>
    </style:style>
    <style:style style:name="Body_20_text_20__28_2_29_" style:display-name="Body text (2)" style:family="paragraph" style:master-page-name="">
      <style:graphic-properties draw:fill="solid" draw:fill-color="#ffffff" draw:opacity="100%"/>
      <style:paragraph-properties fo:margin-left="0in" fo:margin-right="0in" fo:margin-top="0.0835in" fo:margin-bottom="0in" loext:contextual-spacing="false" fo:line-height="0.1299in" fo:text-indent="-0.4165in" style:auto-text-indent="false" style:page-number="auto" fo:background-color="#ffffff"/>
      <style:text-properties style:text-line-through-style="none" style:text-line-through-type="none" style:font-name="Georgia" fo:font-family="Georgia" fo:font-size="8.5pt" fo:font-style="normal" style:text-underline-style="none" fo:font-weight="normal" style:font-name-asian="Georgia" style:font-family-asian="Georgia" style:font-size-asian="8.5pt" style:font-style-asian="normal" style:font-weight-asian="normal" style:font-name-complex="Georgia" style:font-family-complex="Georgia" style:font-size-complex="8.5pt" style:font-style-complex="normal" style:font-weight-complex="normal"/>
    </style:style>
    <style:style style:name="Body_20_text_20__28_4_29_" style:display-name="Body text (4)" style:family="paragraph" style:master-page-name="">
      <style:graphic-properties draw:fill="solid" draw:fill-color="#ffffff" draw:opacity="100%"/>
      <style:paragraph-properties fo:margin-top="0in" fo:margin-bottom="0.0417in" loext:contextual-spacing="false" fo:line-height="0in" style:page-number="auto" fo:background-color="#ffffff"/>
      <style:text-properties style:text-line-through-style="none" style:text-line-through-type="none" style:font-name="Georgia" fo:font-family="Georgia" fo:font-size="4.5pt" fo:font-style="normal" style:text-underline-style="none" fo:font-weight="normal" style:font-name-asian="Georgia" style:font-family-asian="Georgia" style:font-size-asian="4.5pt" style:font-style-asian="normal" style:font-weight-asian="normal" style:font-name-complex="Georgia" style:font-family-complex="Georgia" style:font-size-complex="4.5pt" style:font-style-complex="normal" style:font-weight-complex="normal"/>
    </style:style>
    <style:style style:name="Body_20_text_20__28_3_29__20__2b__20_DropCap1" style:display-name="Body text (3) + DropCap1" style:family="paragraph" style:parent-style-name="Body_20_text_20__28_3_29_" style:master-page-name="">
      <style:paragraph-properties fo:margin-left="0.4165in" fo:margin-right="0in" fo:margin-top="0in" fo:margin-bottom="0in" loext:contextual-spacing="false" fo:line-height="0.1272in" fo:text-align="start" style:justify-single-word="false" fo:text-indent="-0.222in" style:auto-text-indent="false" style:page-number="auto">
        <style:drop-cap style:lines="2" style:distance="0.0035in" style:style-name="DropCap2"/>
      </style:paragraph-properties>
    </style:style>
    <style:style style:name="Body_20_text_20__28_3_29__20__2b__20_DropCap2" style:display-name="Body text (3) + DropCap2" style:family="paragraph" style:parent-style-name="Body_20_text_20__28_3_29_" style:master-page-name="">
      <style:paragraph-properties fo:margin-left="0.139in" fo:margin-right="0in" fo:margin-top="0in" fo:margin-bottom="0.0835in" loext:contextual-spacing="false" fo:text-indent="0in" style:auto-text-indent="false" style:page-number="auto">
        <style:drop-cap style:lines="2" style:distance="0.0571in" style:style-name="DropCap1"/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FontStyle" style:family="text">
      <style:text-properties fo:color="#000000" style:text-position="0% 100%" style:font-name="unifont" fo:font-family="unifont" fo:font-size="12pt" fo:letter-spacing="normal" fo:language="en" fo:country="US" style:font-name-asian="unifont" style:font-family-asian="unifont" style:font-size-asian="12pt" style:language-asian="en" style:country-asian="US" style:font-name-complex="unifont" style:font-family-complex="unifont" style:font-size-complex="12pt" style:language-complex="en" style:country-complex="US" style:text-scale="100%"/>
    </style:style>
    <style:style style:name="Hyperlink" style:family="text" style:parent-style-name="DefaultFontStyle">
      <style:text-properties fo:color="#0066cc" style:text-underline-style="solid" style:text-underline-width="auto" style:text-underline-color="font-color"/>
    </style:style>
    <style:style style:name="CharStyle4" style:family="text" style:parent-style-name="DefaultFontStyle">
      <style:text-properties style:text-line-through-style="none" style:text-line-through-type="none" style:font-name="Georgia" fo:font-family="Georgia" fo:font-size="8.5pt" fo:font-style="normal" style:text-underline-style="none" fo:font-weight="normal" style:font-name-asian="Georgia" style:font-family-asian="Georgia" style:font-size-asian="8.5pt" style:font-style-asian="normal" style:font-weight-asian="normal" style:font-name-complex="Georgia" style:font-family-complex="Georgia" style:font-size-complex="8.5pt" style:font-style-complex="normal" style:font-weight-complex="normal"/>
    </style:style>
    <style:style style:name="DropCap1" style:family="text">
      <style:text-properties fo:color="#000000" style:text-line-through-style="none" style:text-line-through-type="none" style:text-position="40% 58%" style:font-name="Georgia" fo:font-family="Georgia" fo:font-size="18pt" fo:letter-spacing="normal" fo:font-style="normal" style:text-underline-style="none" fo:font-weight="normal" style:font-name-asian="Georgia" style:font-family-asian="Georgia" style:font-size-asian="18pt" style:font-style-asian="normal" style:font-weight-asian="normal" style:font-name-complex="Georgia" style:font-family-complex="Georgia" style:font-size-complex="18pt" style:font-style-complex="normal" style:font-weight-complex="normal" style:text-scale="100%"/>
    </style:style>
    <style:style style:name="CharStyle7" style:family="text" style:parent-style-name="DefaultFontStyle">
      <style:text-properties style:text-line-through-style="none" style:text-line-through-type="none" style:font-name="David" fo:font-family="David" fo:font-size="9.5pt" fo:letter-spacing="normal" fo:font-style="normal" style:text-underline-style="none" fo:font-weight="normal" style:font-name-asian="David" style:font-family-asian="David" style:font-size-asian="9.5pt" style:font-style-asian="normal" style:font-weight-asian="normal" style:font-name-complex="David" style:font-family-complex="David" style:font-size-complex="9.5pt" style:font-style-complex="normal" style:font-weight-complex="normal"/>
    </style:style>
    <style:style style:name="CharStyle8" style:family="text" style:parent-style-name="CharStyle7">
      <style:text-properties fo:color="#000000" style:text-position="0% 100%" style:font-name="Georgia" fo:font-family="Georgia" fo:font-size="12pt" fo:letter-spacing="normal" fo:language="en" fo:country="US" fo:font-weight="bold" style:font-name-asian="Georgia" style:font-family-asian="Georgia" style:font-size-asian="12pt" style:language-asian="en" style:country-asian="US" style:font-weight-asian="bold" style:font-name-complex="Georgia" style:font-family-complex="Georgia" style:font-size-complex="12pt" style:language-complex="en" style:country-complex="US" style:font-weight-complex="bold" style:text-scale="100%"/>
    </style:style>
    <style:style style:name="CharStyle9" style:family="text" style:parent-style-name="CharStyle7">
      <style:text-properties fo:color="#000000" style:text-position="0% 100%" fo:language="en" fo:country="US" style:language-asian="en" style:country-asian="US" style:language-complex="en" style:country-complex="US" style:text-scale="100%"/>
    </style:style>
    <style:style style:name="CharStyle11" style:family="text" style:parent-style-name="DefaultFontStyle">
      <style:text-properties style:text-line-through-style="none" style:text-line-through-type="none" style:font-name="Georgia" fo:font-family="Georgia" fo:font-size="8.5pt" fo:font-style="normal" style:text-underline-style="none" fo:font-weight="normal" style:font-name-asian="Georgia" style:font-family-asian="Georgia" style:font-size-asian="8.5pt" style:font-style-asian="normal" style:font-weight-asian="normal" style:font-name-complex="Georgia" style:font-family-complex="Georgia" style:font-size-complex="8.5pt" style:font-style-complex="normal" style:font-weight-complex="normal"/>
    </style:style>
    <style:style style:name="CharStyle12" style:family="text" style:parent-style-name="CharStyle11">
      <style:text-properties fo:color="#000000" style:text-position="0% 100%" style:font-name="David" fo:font-family="David" fo:font-size="9.5pt" fo:letter-spacing="normal" fo:language="en" fo:country="US" style:font-name-asian="David" style:font-family-asian="David" style:font-size-asian="9.5pt" style:language-asian="en" style:country-asian="US" style:font-name-complex="David" style:font-family-complex="David" style:font-size-complex="9.5pt" style:language-complex="en" style:country-complex="US" style:text-scale="100%"/>
    </style:style>
    <style:style style:name="CharStyle13" style:family="text" style:parent-style-name="CharStyle11">
      <style:text-properties fo:color="#000000" style:text-position="0% 100%" style:font-name="Tahoma" fo:font-family="Tahoma" fo:font-size="8.5pt" fo:letter-spacing="-0.0209in" fo:language="en" fo:country="US" fo:font-style="italic" fo:font-weight="bold" style:font-name-asian="Tahoma" style:font-family-asian="Tahoma" style:font-size-asian="8.5pt" style:language-asian="en" style:country-asian="US" style:font-style-asian="italic" style:font-weight-asian="bold" style:font-name-complex="Tahoma" style:font-family-complex="Tahoma" style:font-size-complex="8.5pt" style:language-complex="en" style:country-complex="US" style:font-style-complex="italic" style:font-weight-complex="bold" style:text-scale="100%"/>
    </style:style>
    <style:style style:name="CharStyle14" style:family="text" style:parent-style-name="CharStyle7">
      <style:text-properties fo:color="#000000" style:text-position="0% 100%" fo:font-size="13pt" fo:letter-spacing="-0.0071in" fo:language="en" fo:country="US" fo:font-weight="bold" style:font-size-asian="13pt" style:language-asian="en" style:country-asian="US" style:font-weight-asian="bold" style:font-size-complex="13pt" style:language-complex="en" style:country-complex="US" style:font-weight-complex="bold" style:text-scale="75%"/>
    </style:style>
    <style:style style:name="CharStyle15" style:family="text" style:parent-style-name="CharStyle11">
      <style:text-properties fo:font-variant="small-caps" fo:color="#000000" style:text-position="0% 100%" fo:letter-spacing="normal" fo:language="en" fo:country="US" style:language-asian="en" style:country-asian="US" style:language-complex="en" style:country-complex="US" style:text-scale="100%"/>
    </style:style>
    <style:style style:name="CharStyle16" style:family="text" style:parent-style-name="CharStyle11">
      <style:text-properties fo:font-variant="small-caps" fo:color="#000000" style:text-position="0% 100%" style:font-name="SimSun" fo:font-family="SimSun" fo:font-size="8pt" fo:letter-spacing="0.0071in" fo:language="en" fo:country="US" style:font-name-asian="SimSun" style:font-family-asian="SimSun" style:font-size-asian="8pt" style:language-asian="en" style:country-asian="US" style:font-name-complex="SimSun" style:font-family-complex="SimSun" style:font-size-complex="8pt" style:language-complex="en" style:country-complex="US" style:text-scale="100%"/>
    </style:style>
    <style:style style:name="DropCap2" style:family="text">
      <style:text-properties fo:color="#000000" style:text-line-through-style="none" style:text-line-through-type="none" style:text-position="30% 58%" style:font-name="Tahoma" fo:font-family="Tahoma" fo:font-size="16pt" fo:letter-spacing="normal" fo:font-style="normal" style:text-underline-style="none" fo:font-weight="normal" style:font-name-asian="Tahoma" style:font-family-asian="Tahoma" style:font-size-asian="16pt" style:font-style-asian="normal" style:font-weight-asian="normal" style:font-name-complex="Tahoma" style:font-family-complex="Tahoma" style:font-size-complex="16pt" style:font-style-complex="normal" style:font-weight-complex="normal" style:text-scale="100%"/>
    </style:style>
    <style:style style:name="CharStyle19" style:family="text" style:parent-style-name="DefaultFontStyle">
      <style:text-properties style:text-line-through-style="none" style:text-line-through-type="none" style:font-name="Georgia" fo:font-family="Georgia" fo:font-size="4.5pt" fo:font-style="normal" style:text-underline-style="none" fo:font-weight="normal" style:font-name-asian="Georgia" style:font-family-asian="Georgia" style:font-size-asian="4.5pt" style:font-style-asian="normal" style:font-weight-asian="normal" style:font-name-complex="Georgia" style:font-family-complex="Georgia" style:font-size-complex="4.5pt" style:font-style-complex="normal" style:font-weight-complex="normal"/>
    </style:style>
    <style:style style:name="Frame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">
      <style:paragraph-properties style:page-number="auto"/>
      <style:text-properties fo:font-size="1pt" style:font-size-asian="1pt" style:font-size-complex="1pt"/>
    </style:style>
    <style:style style:name="MP2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/>
    </style:style>
    <style:style style:name="MP3" style:family="paragraph" style:parent-style-name="Footer" style:master-page-name="">
      <style:paragraph-properties style:page-number="auto"/>
      <style:text-properties fo:font-size="1pt" style:font-size-asian="1pt" style:font-size-complex="1pt"/>
    </style:style>
    <style:style style:name="MP4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7772in" style:type="right"/>
        </style:tab-stops>
      </style:paragraph-properties>
    </style:style>
    <style:style style:name="MP5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7366in" style:type="right"/>
        </style:tab-stops>
      </style:paragraph-properties>
    </style:style>
    <style:style style:name="MT1" style:family="text"/>
    <style:style style:name="Mfr1" style:family="graphic" style:parent-style-name="Frame">
      <style:graphic-properties fo:margin-left="0.0398in" fo:margin-right="0.0398in" fo:margin-top="0in" fo:margin-bottom="0in" style:wrap="run-through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="0in" fo:border="none" style:flow-with-tex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8.5in" fo:page-height="11in" style:num-format="1" style:print-orientation="portrait" fo:margin-top="0in" fo:margin-bottom="0in" fo:margin-left="2.5807in" fo:margin-right="1.877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148in" fo:margin-left="0in" fo:margin-right="0in" fo:margin-bottom="0in"/>
      </style:header-style>
      <style:footer-style>
        <style:header-footer-properties fo:min-height="1.148in" fo:margin-left="0in" fo:margin-right="0in" fo:margin-top="1.148in"/>
      </style:footer-style>
    </style:page-layout>
    <style:page-layout style:name="Mpm3" style:page-usage="mirrored">
      <style:page-layout-properties fo:page-width="8.5in" fo:page-height="11in" style:num-format="1" style:print-orientation="portrait" fo:margin-top="0in" fo:margin-bottom="0in" fo:margin-left="2.6327in" fo:margin-right="1.74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8402in" fo:margin-left="0in" fo:margin-right="0in" fo:margin-bottom="0in"/>
      </style:header-style>
      <style:footer-style>
        <style:header-footer-properties fo:min-height="3.5598in" fo:margin-left="0in" fo:margin-right="0in" fo:margin-top="3.5598in"/>
      </style:footer-style>
    </style:page-layout>
  </office:automatic-styles>
  <office:master-styles>
    <style:master-page style:name="Standard" style:page-layout-name="Mpm1"/>
    <style:master-page style:name="PageStyle0" style:page-layout-name="Mpm2">
      <style:header>
        <text:p text:style-name="MP1"><draw:frame draw:style-name="Mfr1" draw:name="Frame1" text:anchor-type="paragraph" svg:x="3.2902in" svg:y="0.8346in" draw:z-index="0"><draw:text-box fo:min-height="0.1335in" fo:min-width="2.4465in"><text:p text:style-name="MP2"><text:span text:style-name="CharStyle8">THE SONG OF SOLOMON</text:span></text:p></draw:text-box></draw:frame></text:p>
      </style:header>
      <style:header-left>
        <text:p text:style-name="MP1"><draw:frame draw:style-name="Mfr1" draw:name="1" text:anchor-type="paragraph" svg:x="3.2902in" svg:y="0.8346in" draw:z-index="0"><draw:text-box fo:min-height="0.1335in" fo:min-width="2.4465in"><text:p text:style-name="MP2"><text:span text:style-name="CharStyle8">THE SONG OF SOLOMON</text:span></text:p></draw:text-box></draw:frame></text:p>
      </style:header-left>
      <style:footer>
        <text:p text:style-name="MP3"><draw:frame draw:style-name="Mfr1" draw:name="2" text:anchor-type="paragraph" svg:x="4.5071in" svg:y="7.3083in" draw:z-index="1"><draw:text-box fo:min-height="0.0929in" fo:min-width="0.1665in"><text:p text:style-name="MP2"><text:page-number text:select-page="current">743</text:page-number></text:p></draw:text-box></draw:frame></text:p>
      </style:footer>
      <style:footer-left>
        <text:p text:style-name="MP3"><draw:frame draw:style-name="Mfr1" draw:name="3" text:anchor-type="paragraph" svg:x="4.5071in" svg:y="7.3083in" draw:z-index="0"><draw:text-box fo:min-height="0.0929in" fo:min-width="0.1665in"><text:p text:style-name="MP2"><text:page-number text:select-page="current">744</text:page-number></text:p></draw:text-box></draw:frame></text:p>
      </style:footer-left>
    </style:master-page>
    <style:master-page style:name="PageStyle1" style:page-layout-name="Mpm3">
      <style:header>
        <text:p text:style-name="MP1"><draw:frame draw:style-name="Mfr1" draw:name="4" text:anchor-type="paragraph" svg:x="1.7374in" svg:y="0.5673in" draw:z-index="2"><draw:text-box fo:min-height="0.1335in" fo:min-width="2.7764in"><text:p text:style-name="MP4"><text:page-number text:select-page="current">744</text:page-number><text:span text:style-name="CharStyle9"><text:tab/></text:span><text:span text:style-name="CharStyle14">SONG OF SOLOMON 4</text:span></text:p></draw:text-box></draw:frame></text:p>
      </style:header>
      <style:footer>
        <text:p text:style-name="MP3"/>
      </style:footer>
    </style:master-page>
    <style:master-page style:name="PageStyle2" style:page-layout-name="Mpm3">
      <style:header>
        <text:p text:style-name="MP1"><draw:frame draw:style-name="Mfr1" draw:name="5" text:anchor-type="paragraph" svg:x="4.0055in" svg:y="0.5866in" draw:z-index="3"><draw:text-box fo:min-height="0.1134in" fo:min-width="2.7366in"><text:p text:style-name="MP5"><text:span text:style-name="CharStyle9">SONG OF SOLOMON 5<text:tab/></text:span><text:page-number text:select-page="current">745</text:page-number></text:p></draw:text-box></draw:frame></text:p>
      </style:header>
      <style:header-left>
        <text:p text:style-name="MP1"><draw:frame draw:style-name="Mfr1" draw:name="6" text:anchor-type="paragraph" svg:x="4.0055in" svg:y="0.5866in" draw:z-index="0"><draw:text-box fo:min-height="0.1134in" fo:min-width="2.7366in"><text:p text:style-name="MP5"><text:span text:style-name="CharStyle9">SONG OF SOLOMON 5<text:tab/></text:span><text:page-number text:select-page="current">750</text:page-number></text:p></draw:text-box></draw:frame></text:p>
      </style:header-left>
      <style:footer>
        <text:p text:style-name="MP3"/>
      </style:footer>
      <style:footer-left>
        <text:p text:style-name="MP3"/>
      </style:footer-left>
    </style:master-page>
    <style:master-page style:name="PageStyle3" style:page-layout-name="Mpm3">
      <style:header>
        <text:p text:style-name="MP1"><draw:frame draw:style-name="Mfr1" draw:name="7" text:anchor-type="paragraph" svg:x="4.011in" svg:y="0.5807in" draw:z-index="6"><draw:text-box fo:min-height="0.1201in" fo:min-width="2.7366in"><text:p text:style-name="MP5"><text:span text:style-name="CharStyle9">SONG OF SOLOMON 8<text:tab/></text:span><text:page-number text:select-page="current">757</text:page-number></text:p></draw:text-box></draw:frame></text:p>
      </style:header>
      <style:header-left>
        <text:p text:style-name="MP1"><draw:frame draw:style-name="Mfr1" draw:name="8" text:anchor-type="paragraph" svg:x="1.7374in" svg:y="0.5673in" draw:z-index="5"><draw:text-box fo:min-height="0.1335in" fo:min-width="2.7764in"><text:p text:style-name="MP4"><text:page-number text:select-page="current">748</text:page-number><text:span text:style-name="CharStyle9"><text:tab/></text:span><text:span text:style-name="CharStyle14">SONG OF SOLOMON 4</text:span></text:p></draw:text-box></draw:frame></text:p>
      </style:header-left>
      <style:footer>
        <text:p text:style-name="MP3"/>
      </style:footer>
      <style:footer-left>
        <text:p text:style-name="MP3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initial-creator/>
    <meta:keyword/>
    <meta:document-statistic meta:table-count="0" meta:image-count="0" meta:object-count="0" meta:page-count="6" meta:paragraph-count="278" meta:word-count="2402" meta:character-count="11902" meta:non-whitespace-character-count="9781"/>
    <meta:generator>LibreOffice/4.4.5.2$Windows_x86 LibreOffice_project/a22f674fd25a3b6f45bdebf25400ed2adff0ff99</meta:generator>
  </office:meta>
</office:document-meta>
</file>